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Neuer_Kunde.xml"/>
  <manifest:file-entry manifest:media-type="text/xml" manifest:full-path="Basic/Standard/script-lb.xml"/>
  <manifest:file-entry manifest:media-type="text/xml" manifest:full-path="Basic/Standard/BonKopie.xml"/>
  <manifest:file-entry manifest:media-type="text/xml" manifest:full-path="Basic/Standard/Speichern_und_Drucken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Font A" svg:font-family="'Font A'" style:font-family-generic="swiss" style:font-pitch="variable"/>
    <style:font-face style:name="Font B" svg:font-family="'Font B'" style:font-family-generic="swiss" style:font-pitch="variable"/>
    <style:font-face style:name="Font C" svg:font-family="'Font C'" style:font-family-generic="swiss" style:font-pitch="variable"/>
    <style:font-face style:name="Font C Width X 2" svg:font-family="'Font C Width X 2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36cm"/>
    </style:style>
    <style:style style:name="co3" style:family="table-column">
      <style:table-column-properties fo:break-before="auto" style:column-width="0.61cm"/>
    </style:style>
    <style:style style:name="co4" style:family="table-column">
      <style:table-column-properties fo:break-before="auto" style:column-width="0.741cm"/>
    </style:style>
    <style:style style:name="co5" style:family="table-column">
      <style:table-column-properties fo:break-before="auto" style:column-width="2.559cm"/>
    </style:style>
    <style:style style:name="co6" style:family="table-column">
      <style:table-column-properties fo:break-before="auto" style:column-width="2.272cm"/>
    </style:style>
    <style:style style:name="co7" style:family="table-column">
      <style:table-column-properties fo:break-before="auto" style:column-width="0.764cm"/>
    </style:style>
    <style:style style:name="co8" style:family="table-column">
      <style:table-column-properties fo:break-before="auto" style:column-width="0.813cm"/>
    </style:style>
    <style:style style:name="co9" style:family="table-column">
      <style:table-column-properties fo:break-before="auto" style:column-width="2.224cm"/>
    </style:style>
    <style:style style:name="co11" style:family="table-column">
      <style:table-column-properties fo:break-before="auto" style:column-width="2.462cm"/>
    </style:style>
    <style:style style:name="co12" style:family="table-column">
      <style:table-column-properties fo:break-before="auto" style:column-width="2.104cm"/>
    </style:style>
    <style:style style:name="co13" style:family="table-column">
      <style:table-column-properties fo:break-before="auto" style:column-width="11.73cm"/>
    </style:style>
    <style:style style:name="co14" style:family="table-column">
      <style:table-column-properties fo:break-before="auto" style:column-width="1.778cm"/>
    </style:style>
    <style:style style:name="co15" style:family="table-column">
      <style:table-column-properties fo:break-before="auto" style:column-width="3.306cm"/>
    </style:style>
    <style:style style:name="co16" style:family="table-column">
      <style:table-column-properties fo:break-before="auto" style:column-width="4.0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226cm" fo:break-before="auto" style:use-optimal-row-height="false"/>
    </style:style>
    <style:style style:name="ro5" style:family="table-row">
      <style:table-row-properties style:row-height="0.43cm" fo:break-before="auto" style:use-optimal-row-height="false"/>
    </style:style>
    <style:style style:name="ro6" style:family="table-row">
      <style:table-row-properties style:row-height="0.15cm" fo:break-before="auto" style:use-optimal-row-height="false"/>
    </style:style>
    <style:style style:name="ro7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0.035cm solid #000000" fo:background-color="transparent" fo:border-left="none" fo:padding="0cm" fo:border-right="none" fo:border-top="none"/>
    </style:style>
    <style:style style:name="ce5" style:family="table-cell" style:parent-style-name="Default" style:data-style-name="N100">
      <style:table-cell-properties fo:background-color="#ccff99"/>
    </style:style>
    <style:style style:name="ce6" style:family="table-cell" style:parent-style-name="Default">
      <style:table-cell-properties fo:border-bottom="none" fo:border-left="none" fo:border-right="none" fo:border-top="0.035cm solid #0000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transparent"/>
      <style:text-properties style:font-name="Font A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transparent"/>
      <style:text-properties style:font-name="Font C Width X 2" fo:font-size="10pt" style:text-underline-style="none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transparent" fo:border="none"/>
      <style:text-properties style:font-name="Font B" fo:font-size="10pt" style:text-underline-style="none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Font C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order-bottom="0.035cm solid #000000" fo:background-color="transparent" fo:border-left="none" fo:padding="0cm" fo:border-right="none" fo:border-top="none"/>
      <style:text-properties style:font-name="Font A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Font A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order-bottom="none" fo:border-left="none" fo:border-right="none" fo:border-top="0.035cm solid #000000"/>
      <style:text-properties style:font-name="Font A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ext-properties style:font-name="Font 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Font 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ext-properties style:font-name="Font A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Font A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Font B" fo:font-size="10pt" style:text-underline-style="none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Font 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Font 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style:font-name="Font A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Font A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Font B" fo:font-size="10pt" style:text-underline-style="none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="none"/>
      <style:text-properties style:font-name="Font C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.706cm"/>
      <style:text-properties style:font-name="Font A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105cm double #000000" style:border-line-width-bottom="0.035cm 0.035cm 0.035cm" style:text-align-source="fix" style:repeat-content="false" fo:background-color="transparent" fo:border-left="none" fo:border-right="none" fo:border-top="none"/>
      <style:paragraph-properties fo:text-align="end" fo:margin-left="0cm"/>
      <style:text-properties style:font-name="Font C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Font A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Font A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4">
      <style:table-cell-properties fo:border-bottom="0.105cm double #000000" style:border-line-width-bottom="0.035cm 0.035cm 0.035cm" fo:background-color="transparent" fo:border-left="none" fo:border-right="none" fo:border-top="none"/>
      <style:text-properties style:font-name="Font C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35cm solid #000000" fo:border-right="none" fo:border-top="0.035cm solid #000000"/>
      <style:paragraph-properties fo:text-align="end" fo:margin-left="0cm"/>
    </style:style>
    <style:style style:name="ce32" style:family="table-cell" style:parent-style-name="Default">
      <style:table-cell-properties fo:border-bottom="none" style:text-align-source="fix" style:repeat-content="false" fo:border-left="0.035cm solid #000000" fo:border-right="none" fo:border-top="none"/>
      <style:paragraph-properties fo:text-align="end" fo:margin-left="0cm"/>
    </style:style>
    <style:style style:name="ce33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end" fo:margin-left="0cm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fo:font-size="8pt" fo:font-style="italic" style:font-size-asian="8pt" style:font-style-asian="italic" style:font-size-complex="8pt" style:font-style-complex="italic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fo:font-size="8pt" fo:font-style="italic" style:font-size-asian="8pt" style:font-style-asian="italic" style:font-size-complex="8pt" style:font-style-complex="italic"/>
    </style:style>
    <style:style style:name="ce3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fo:font-size="8pt" fo:font-style="italic" style:font-size-asian="8pt" style:font-style-asian="italic" style:font-size-complex="8pt" style:font-style-complex="italic"/>
    </style:style>
    <style:style style:name="ce37" style:family="table-cell" style:parent-style-name="Default" style:data-style-name="N4">
      <style:table-cell-properties fo:border-bottom="none" fo:border-left="none" fo:border-right="0.035cm solid #000000" fo:border-top="0.035cm solid #000000"/>
    </style:style>
    <style:style style:name="ce38" style:family="table-cell" style:parent-style-name="Default" style:data-style-name="N4">
      <style:table-cell-properties fo:border-bottom="0.002cm solid #000000" fo:background-color="#ffffcc" fo:border-left="none" fo:border-right="0.035cm solid #000000" fo:border-top="none"/>
      <style:text-properties fo:font-weight="bold" style:font-weight-asian="bold" style:font-weight-complex="bold"/>
    </style:style>
    <style:style style:name="ce39" style:family="table-cell" style:parent-style-name="Default" style:data-style-name="N4">
      <style:table-cell-properties fo:border-bottom="0.035cm solid #000000" fo:background-color="#00ff00" fo:border-left="none" fo:border-right="0.035cm solid #000000" fo:border-top="none"/>
      <style:text-properties fo:font-weight="bold" style:font-weight-asian="bold" style:font-weight-complex="bold"/>
    </style:style>
    <style:style style:name="ce40" style:family="table-cell" style:parent-style-name="Default" style:data-style-name="N4">
      <style:table-cell-properties fo:border-bottom="none" fo:background-color="#ffffcc" fo:border-left="none" fo:border-right="0.002cm solid #000000" fo:border-top="0.002cm solid #000000"/>
      <style:text-properties fo:font-size="8pt" fo:font-style="italic" style:font-size-asian="8pt" style:font-style-asian="italic" style:font-size-complex="8pt" style:font-style-complex="italic"/>
    </style:style>
    <style:style style:name="ce41" style:family="table-cell" style:parent-style-name="Default" style:data-style-name="N4">
      <style:table-cell-properties fo:border-bottom="0.002cm solid #000000" fo:border-left="none" fo:border-right="0.002cm solid #000000" fo:border-top="none"/>
      <style:text-properties fo:font-size="8pt" fo:font-style="italic" style:font-size-asian="8pt" style:font-style-asian="italic" style:font-size-complex="8pt" style:font-style-complex="italic"/>
    </style:style>
    <style:style style:name="ce42" style:family="table-cell" style:parent-style-name="Default">
      <style:table-cell-properties fo:background-color="#cccccc"/>
    </style:style>
    <style:style style:name="ce43" style:family="table-cell" style:parent-style-name="Default" style:data-style-name="N2">
      <style:table-cell-properties fo:background-color="#cccccc" style:text-align-source="fix" style:repeat-content="false"/>
      <style:paragraph-properties fo:text-align="end" fo:margin-left="0cm"/>
    </style:style>
    <style:style style:name="ce44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45" style:family="table-cell" style:parent-style-name="Default" style:data-style-name="N2"/>
    <style:style style:name="gr1" style:family="graphic">
      <style:graphic-properties fo:background-color="#ff6633"/>
    </style:style>
    <style:style style:name="gr2" style:family="graphic">
      <style:graphic-properties fo:background-color="#94bd5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Verkauf" table:style-name="ta1" table:print-ranges="Verkauf.B1:Verkauf.F6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button form:name="Abschluss" form:control-implementation="ooo:com.sun.star.form.component.CommandButton" xml:id="control1" form:id="control1" form:label="Nächster Kunde" form:printable="false" office:target-frame="" xlink:href="" form:image-data="" form:focus-on-click="fals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Neuer_Kunde.Neuer_Kunde?language=Basic&amp;location=document" xlink:type="simple"/>
              </office:event-listeners>
            </form:button>
            <form:button form:name="Ausdruck2" form:control-implementation="ooo:com.sun.star.form.component.CommandButton" xml:id="control2" form:id="control2" form:label="Bon Kopie drucken" form:printable="false" office:target-frame="" xlink:href="" form:image-data="" form:focus-on-click="fals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BonKopie.BonKopie?language=Basic&amp;location=document" xlink:type="simple"/>
              </office:event-listeners>
            </form:button>
            <form:button form:name="Ausdruck" form:control-implementation="ooo:com.sun.star.form.component.CommandButton" xml:id="control3" form:id="control3" form:label="Speichern und Bon drucken" form:printable="false" office:target-frame="" xlink:href="" form:image-data="" form:focus-on-click="fals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Speichern_und_Drucken.S_save_and_print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4.586cm" svg:height="1.803cm" svg:x="13.177cm" svg:y="7.779cm" draw:control="control1"/>
          <draw:control draw:z-index="1" draw:style-name="gr2" draw:text-style-name="P1" svg:width="4.586cm" svg:height="1.803cm" svg:x="13.177cm" svg:y="5.624cm" draw:control="control2"/>
          <draw:control draw:z-index="2" draw:style-name="gr2" draw:text-style-name="P1" svg:width="4.586cm" svg:height="1.754cm" svg:x="13.177cm" svg:y="3.481cm" draw:control="control3"/>
        </table:shapes>
        <table:table-column table:style-name="co2" table:default-cell-style-name="Default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row table:style-name="ro1">
          <table:table-cell table:style-name="ce2"/>
          <table:table-cell table:style-name="ce8" table:formula="of:=['file:///C:/Users/EH/Elli/_Apfelbaeumchen/_bazar/2016%20bazar%20test/2016%20test/0%20Ursprung.ods'#$Tabelle1.A1]" office:value-type="string" office:string-value="Apfelbäumchen-Bazar-Testlauf am xx.xx.2015">
            <text:p>Apfelbäumchen-Bazar-Testlauf am xx.xx.2015</text:p>
          </table:table-cell>
          <table:table-cell table:style-name="ce18"/>
          <table:table-cell table:style-name="ce22"/>
          <table:table-cell table:style-name="ce23"/>
          <table:table-cell table:style-name="ce22"/>
          <table:table-cell table:number-columns-repeated="4"/>
        </table:table-row>
        <table:table-row table:style-name="ro1">
          <table:table-cell table:style-name="ce2"/>
          <table:table-cell table:style-name="ce9" office:value-type="string">
            <text:p>Verkauf</text:p>
          </table:table-cell>
          <table:table-cell table:style-name="ce18"/>
          <table:table-cell table:style-name="ce22"/>
          <table:table-cell table:style-name="ce23"/>
          <table:table-cell table:style-name="ce22"/>
          <table:table-cell table:number-columns-repeated="2"/>
          <table:table-cell table:style-name="ce31" office:value-type="string">
            <text:p>Bonsumme:</text:p>
          </table:table-cell>
          <table:table-cell table:style-name="ce37" table:formula="of:=[.F58]" office:value-type="float" office:value="0">
            <text:p>0,00</text:p>
          </table:table-cell>
        </table:table-row>
        <table:table-row table:style-name="ro2">
          <table:table-cell table:style-name="ce2" office:value-type="string">
            <text:p><text:s/></text:p>
          </table:table-cell>
          <table:table-cell table:style-name="ce10" office:value-type="string">
            <text:p>Kasse:</text:p>
          </table:table-cell>
          <table:table-cell table:style-name="ce19"/>
          <table:table-cell table:style-name="ce10" office:value-type="float" office:value="1">
            <text:p>1</text:p>
          </table:table-cell>
          <table:table-cell table:style-name="ce24" office:value-type="string">
            <text:p>Bon: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style-name="ce32" office:value-type="string">
            <text:p>Gegeben:</text:p>
          </table:table-cell>
          <table:table-cell table:style-name="ce38"/>
        </table:table-row>
        <table:table-row table:style-name="ro3">
          <table:table-cell office:value-type="string">
            <text:p><text:s/></text:p>
          </table:table-cell>
          <table:table-cell table:style-name="Default"/>
          <table:table-cell table:style-name="ce13" table:number-columns-repeated="3"/>
          <table:table-cell table:style-name="Default"/>
          <table:table-cell table:number-columns-repeated="2"/>
          <table:table-cell table:style-name="ce33" office:value-type="string">
            <text:p>Rückgeld:</text:p>
          </table:table-cell>
          <table:table-cell table:style-name="ce39" table:formula="of:=[.J2]-[.J3]" office:value-type="float" office:value="0">
            <text:p>0,00</text:p>
          </table:table-cell>
        </table:table-row>
        <table:table-row table:style-name="ro3">
          <table:table-cell table:style-name="ce3"/>
          <table:table-cell table:style-name="ce11" office:value-type="string">
            <text:p>Artikel</text:p>
          </table:table-cell>
          <table:table-cell table:style-name="ce20" table:number-columns-repeated="2"/>
          <table:table-cell table:style-name="ce25"/>
          <table:table-cell table:style-name="ce28" office:value-type="string">
            <text:p>Preis in €</text:p>
          </table:table-cell>
          <table:table-cell table:number-columns-repeated="4"/>
        </table:table-row>
        <table:table-row table:style-name="ro4">
          <table:table-cell table:style-name="ce4"/>
          <table:table-cell table:style-name="ce12" table:number-columns-repeated="5"/>
          <table:table-cell table:number-columns-repeated="4"/>
        </table:table-row>
        <table:table-row table:style-name="ro5">
          <table:table-cell table:style-name="ce5"/>
          <table:table-cell table:style-name="ce13" table:formula="of:=IF([.A7]&lt;&gt;&quot;&quot;;MID([.A7];1;2);0)" office:value-type="float" office:value="0">
            <text:p>0</text:p>
          </table:table-cell>
          <table:table-cell table:style-name="ce13" table:formula="of:=IF([.A7]&lt;&gt;&quot;&quot;;MID([.A7];4;3);0)" office:value-type="float" office:value="0">
            <text:p>0</text:p>
          </table:table-cell>
          <table:table-cell table:style-name="ce13" table:formula="of:=IF([.A7]&lt;&gt;&quot;&quot;;MID([.A7];8;2);0)" office:value-type="float" office:value="0">
            <text:p>0</text:p>
          </table:table-cell>
          <table:table-cell table:style-name="ce26" table:formula="of:=IF([.A7]&lt;&gt;&quot;&quot;;IF(NOT(ISERROR(MATCH([.A7];[$Datenbank.A$2:.A$200000];0)));INDEX([$Datenbank.B$2:.B$200000];MATCH([.A7];[$Datenbank.A$2:.A$200000];0));&quot;&quot;);&quot;-&quot;)" office:value-type="string" office:string-value="-">
            <text:p>-</text:p>
          </table:table-cell>
          <table:table-cell table:style-name="ce29" table:formula="of:=IF([.A7]&lt;&gt;&quot;&quot;;(IF(NOT(ISERROR(MATCH([.A7];[$Datenbank.A$2:.A$200000];0)));INDEX([$Datenbank.D$2:.D$200000];MATCH([.A7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8]&lt;&gt;&quot;&quot;;MID([.A8];1;2);0)" office:value-type="float" office:value="0">
            <text:p>0</text:p>
          </table:table-cell>
          <table:table-cell table:style-name="ce13" table:formula="of:=IF([.A8]&lt;&gt;&quot;&quot;;MID([.A8];4;3);0)" office:value-type="float" office:value="0">
            <text:p>0</text:p>
          </table:table-cell>
          <table:table-cell table:style-name="ce13" table:formula="of:=IF([.A8]&lt;&gt;&quot;&quot;;MID([.A8];8;2);0)" office:value-type="float" office:value="0">
            <text:p>0</text:p>
          </table:table-cell>
          <table:table-cell table:style-name="ce26" table:formula="of:=IF([.A8]&lt;&gt;&quot;&quot;;IF(NOT(ISERROR(MATCH([.A8];[$Datenbank.A$2:.A$200000];0)));INDEX([$Datenbank.B$2:.B$200000];MATCH([.A8];[$Datenbank.A$2:.A$200000];0));&quot;&quot;);&quot;-&quot;)" office:value-type="string" office:string-value="-">
            <text:p>-</text:p>
          </table:table-cell>
          <table:table-cell table:style-name="ce29" table:formula="of:=IF([.A8]&lt;&gt;&quot;&quot;;(IF(NOT(ISERROR(MATCH([.A8];[$Datenbank.A$2:.A$200000];0)));INDEX([$Datenbank.D$2:.D$200000];MATCH([.A8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9]&lt;&gt;&quot;&quot;;MID([.A9];1;2);0)" office:value-type="float" office:value="0">
            <text:p>0</text:p>
          </table:table-cell>
          <table:table-cell table:style-name="ce13" table:formula="of:=IF([.A9]&lt;&gt;&quot;&quot;;MID([.A9];4;3);0)" office:value-type="float" office:value="0">
            <text:p>0</text:p>
          </table:table-cell>
          <table:table-cell table:style-name="ce13" table:formula="of:=IF([.A9]&lt;&gt;&quot;&quot;;MID([.A9];8;2);0)" office:value-type="float" office:value="0">
            <text:p>0</text:p>
          </table:table-cell>
          <table:table-cell table:style-name="ce26" table:formula="of:=IF([.A9]&lt;&gt;&quot;&quot;;IF(NOT(ISERROR(MATCH([.A9];[$Datenbank.A$2:.A$200000];0)));INDEX([$Datenbank.B$2:.B$200000];MATCH([.A9];[$Datenbank.A$2:.A$200000];0));&quot;&quot;);&quot;-&quot;)" office:value-type="string" office:string-value="-">
            <text:p>-</text:p>
          </table:table-cell>
          <table:table-cell table:style-name="ce29" table:formula="of:=IF([.A9]&lt;&gt;&quot;&quot;;(IF(NOT(ISERROR(MATCH([.A9];[$Datenbank.A$2:.A$200000];0)));INDEX([$Datenbank.D$2:.D$200000];MATCH([.A9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10]&lt;&gt;&quot;&quot;;MID([.A10];1;2);0)" office:value-type="float" office:value="0">
            <text:p>0</text:p>
          </table:table-cell>
          <table:table-cell table:style-name="ce13" table:formula="of:=IF([.A10]&lt;&gt;&quot;&quot;;MID([.A10];4;3);0)" office:value-type="float" office:value="0">
            <text:p>0</text:p>
          </table:table-cell>
          <table:table-cell table:style-name="ce13" table:formula="of:=IF([.A10]&lt;&gt;&quot;&quot;;MID([.A10];8;2);0)" office:value-type="float" office:value="0">
            <text:p>0</text:p>
          </table:table-cell>
          <table:table-cell table:style-name="ce26" table:formula="of:=IF([.A10]&lt;&gt;&quot;&quot;;IF(NOT(ISERROR(MATCH([.A10];[$Datenbank.A$2:.A$200000];0)));INDEX([$Datenbank.B$2:.B$200000];MATCH([.A10];[$Datenbank.A$2:.A$200000];0));&quot;&quot;);&quot;-&quot;)" office:value-type="string" office:string-value="-">
            <text:p>-</text:p>
          </table:table-cell>
          <table:table-cell table:style-name="ce29" table:formula="of:=IF([.A10]&lt;&gt;&quot;&quot;;(IF(NOT(ISERROR(MATCH([.A10];[$Datenbank.A$2:.A$200000];0)));INDEX([$Datenbank.D$2:.D$200000];MATCH([.A10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11]&lt;&gt;&quot;&quot;;MID([.A11];1;2);0)" office:value-type="float" office:value="0">
            <text:p>0</text:p>
          </table:table-cell>
          <table:table-cell table:style-name="ce13" table:formula="of:=IF([.A11]&lt;&gt;&quot;&quot;;MID([.A11];4;3);0)" office:value-type="float" office:value="0">
            <text:p>0</text:p>
          </table:table-cell>
          <table:table-cell table:style-name="ce13" table:formula="of:=IF([.A11]&lt;&gt;&quot;&quot;;MID([.A11];8;2);0)" office:value-type="float" office:value="0">
            <text:p>0</text:p>
          </table:table-cell>
          <table:table-cell table:style-name="ce26" table:formula="of:=IF([.A11]&lt;&gt;&quot;&quot;;IF(NOT(ISERROR(MATCH([.A11];[$Datenbank.A$2:.A$200000];0)));INDEX([$Datenbank.B$2:.B$200000];MATCH([.A11];[$Datenbank.A$2:.A$200000];0));&quot;&quot;);&quot;-&quot;)" office:value-type="string" office:string-value="-">
            <text:p>-</text:p>
          </table:table-cell>
          <table:table-cell table:style-name="ce29" table:formula="of:=IF([.A11]&lt;&gt;&quot;&quot;;(IF(NOT(ISERROR(MATCH([.A11];[$Datenbank.A$2:.A$200000];0)));INDEX([$Datenbank.D$2:.D$200000];MATCH([.A11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12]&lt;&gt;&quot;&quot;;MID([.A12];1;2);0)" office:value-type="float" office:value="0">
            <text:p>0</text:p>
          </table:table-cell>
          <table:table-cell table:style-name="ce13" table:formula="of:=IF([.A12]&lt;&gt;&quot;&quot;;MID([.A12];4;3);0)" office:value-type="float" office:value="0">
            <text:p>0</text:p>
          </table:table-cell>
          <table:table-cell table:style-name="ce13" table:formula="of:=IF([.A12]&lt;&gt;&quot;&quot;;MID([.A12];8;2);0)" office:value-type="float" office:value="0">
            <text:p>0</text:p>
          </table:table-cell>
          <table:table-cell table:style-name="ce26" table:formula="of:=IF([.A12]&lt;&gt;&quot;&quot;;IF(NOT(ISERROR(MATCH([.A12];[$Datenbank.A$2:.A$200000];0)));INDEX([$Datenbank.B$2:.B$200000];MATCH([.A12];[$Datenbank.A$2:.A$200000];0));&quot;&quot;);&quot;-&quot;)" office:value-type="string" office:string-value="-">
            <text:p>-</text:p>
          </table:table-cell>
          <table:table-cell table:style-name="ce29" table:formula="of:=IF([.A12]&lt;&gt;&quot;&quot;;(IF(NOT(ISERROR(MATCH([.A12];[$Datenbank.A$2:.A$200000];0)));INDEX([$Datenbank.D$2:.D$200000];MATCH([.A12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13]&lt;&gt;&quot;&quot;;MID([.A13];1;2);0)" office:value-type="float" office:value="0">
            <text:p>0</text:p>
          </table:table-cell>
          <table:table-cell table:style-name="ce13" table:formula="of:=IF([.A13]&lt;&gt;&quot;&quot;;MID([.A13];4;3);0)" office:value-type="float" office:value="0">
            <text:p>0</text:p>
          </table:table-cell>
          <table:table-cell table:style-name="ce13" table:formula="of:=IF([.A13]&lt;&gt;&quot;&quot;;MID([.A13];8;2);0)" office:value-type="float" office:value="0">
            <text:p>0</text:p>
          </table:table-cell>
          <table:table-cell table:style-name="ce26" table:formula="of:=IF([.A13]&lt;&gt;&quot;&quot;;IF(NOT(ISERROR(MATCH([.A13];[$Datenbank.A$2:.A$200000];0)));INDEX([$Datenbank.B$2:.B$200000];MATCH([.A13];[$Datenbank.A$2:.A$200000];0));&quot;&quot;);&quot;-&quot;)" office:value-type="string" office:string-value="-">
            <text:p>-</text:p>
          </table:table-cell>
          <table:table-cell table:style-name="ce29" table:formula="of:=IF([.A13]&lt;&gt;&quot;&quot;;(IF(NOT(ISERROR(MATCH([.A13];[$Datenbank.A$2:.A$200000];0)));INDEX([$Datenbank.D$2:.D$200000];MATCH([.A13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14]&lt;&gt;&quot;&quot;;MID([.A14];1;2);0)" office:value-type="float" office:value="0">
            <text:p>0</text:p>
          </table:table-cell>
          <table:table-cell table:style-name="ce13" table:formula="of:=IF([.A14]&lt;&gt;&quot;&quot;;MID([.A14];4;3);0)" office:value-type="float" office:value="0">
            <text:p>0</text:p>
          </table:table-cell>
          <table:table-cell table:style-name="ce13" table:formula="of:=IF([.A14]&lt;&gt;&quot;&quot;;MID([.A14];8;2);0)" office:value-type="float" office:value="0">
            <text:p>0</text:p>
          </table:table-cell>
          <table:table-cell table:style-name="ce26" table:formula="of:=IF([.A14]&lt;&gt;&quot;&quot;;IF(NOT(ISERROR(MATCH([.A14];[$Datenbank.A$2:.A$200000];0)));INDEX([$Datenbank.B$2:.B$200000];MATCH([.A14];[$Datenbank.A$2:.A$200000];0));&quot;&quot;);&quot;-&quot;)" office:value-type="string" office:string-value="-">
            <text:p>-</text:p>
          </table:table-cell>
          <table:table-cell table:style-name="ce29" table:formula="of:=IF([.A14]&lt;&gt;&quot;&quot;;(IF(NOT(ISERROR(MATCH([.A14];[$Datenbank.A$2:.A$200000];0)));INDEX([$Datenbank.D$2:.D$200000];MATCH([.A14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15]&lt;&gt;&quot;&quot;;MID([.A15];1;2);0)" office:value-type="float" office:value="0">
            <text:p>0</text:p>
          </table:table-cell>
          <table:table-cell table:style-name="ce13" table:formula="of:=IF([.A15]&lt;&gt;&quot;&quot;;MID([.A15];4;3);0)" office:value-type="float" office:value="0">
            <text:p>0</text:p>
          </table:table-cell>
          <table:table-cell table:style-name="ce13" table:formula="of:=IF([.A15]&lt;&gt;&quot;&quot;;MID([.A15];8;2);0)" office:value-type="float" office:value="0">
            <text:p>0</text:p>
          </table:table-cell>
          <table:table-cell table:style-name="ce26" table:formula="of:=IF([.A15]&lt;&gt;&quot;&quot;;IF(NOT(ISERROR(MATCH([.A15];[$Datenbank.A$2:.A$200000];0)));INDEX([$Datenbank.B$2:.B$200000];MATCH([.A15];[$Datenbank.A$2:.A$200000];0));&quot;&quot;);&quot;-&quot;)" office:value-type="string" office:string-value="-">
            <text:p>-</text:p>
          </table:table-cell>
          <table:table-cell table:style-name="ce29" table:formula="of:=IF([.A15]&lt;&gt;&quot;&quot;;(IF(NOT(ISERROR(MATCH([.A15];[$Datenbank.A$2:.A$200000];0)));INDEX([$Datenbank.D$2:.D$200000];MATCH([.A15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16]&lt;&gt;&quot;&quot;;MID([.A16];1;2);0)" office:value-type="float" office:value="0">
            <text:p>0</text:p>
          </table:table-cell>
          <table:table-cell table:style-name="ce13" table:formula="of:=IF([.A16]&lt;&gt;&quot;&quot;;MID([.A16];4;3);0)" office:value-type="float" office:value="0">
            <text:p>0</text:p>
          </table:table-cell>
          <table:table-cell table:style-name="ce13" table:formula="of:=IF([.A16]&lt;&gt;&quot;&quot;;MID([.A16];8;2);0)" office:value-type="float" office:value="0">
            <text:p>0</text:p>
          </table:table-cell>
          <table:table-cell table:style-name="ce26" table:formula="of:=IF([.A16]&lt;&gt;&quot;&quot;;IF(NOT(ISERROR(MATCH([.A16];[$Datenbank.A$2:.A$200000];0)));INDEX([$Datenbank.B$2:.B$200000];MATCH([.A16];[$Datenbank.A$2:.A$200000];0));&quot;&quot;);&quot;-&quot;)" office:value-type="string" office:string-value="-">
            <text:p>-</text:p>
          </table:table-cell>
          <table:table-cell table:style-name="ce29" table:formula="of:=IF([.A16]&lt;&gt;&quot;&quot;;(IF(NOT(ISERROR(MATCH([.A16];[$Datenbank.A$2:.A$200000];0)));INDEX([$Datenbank.D$2:.D$200000];MATCH([.A16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17]&lt;&gt;&quot;&quot;;MID([.A17];1;2);0)" office:value-type="float" office:value="0">
            <text:p>0</text:p>
          </table:table-cell>
          <table:table-cell table:style-name="ce13" table:formula="of:=IF([.A17]&lt;&gt;&quot;&quot;;MID([.A17];4;3);0)" office:value-type="float" office:value="0">
            <text:p>0</text:p>
          </table:table-cell>
          <table:table-cell table:style-name="ce13" table:formula="of:=IF([.A17]&lt;&gt;&quot;&quot;;MID([.A17];8;2);0)" office:value-type="float" office:value="0">
            <text:p>0</text:p>
          </table:table-cell>
          <table:table-cell table:style-name="ce26" table:formula="of:=IF([.A17]&lt;&gt;&quot;&quot;;IF(NOT(ISERROR(MATCH([.A17];[$Datenbank.A$2:.A$200000];0)));INDEX([$Datenbank.B$2:.B$200000];MATCH([.A17];[$Datenbank.A$2:.A$200000];0));&quot;&quot;);&quot;-&quot;)" office:value-type="string" office:string-value="-">
            <text:p>-</text:p>
          </table:table-cell>
          <table:table-cell table:style-name="ce29" table:formula="of:=IF([.A17]&lt;&gt;&quot;&quot;;(IF(NOT(ISERROR(MATCH([.A17];[$Datenbank.A$2:.A$200000];0)));INDEX([$Datenbank.D$2:.D$200000];MATCH([.A17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18]&lt;&gt;&quot;&quot;;MID([.A18];1;2);0)" office:value-type="float" office:value="0">
            <text:p>0</text:p>
          </table:table-cell>
          <table:table-cell table:style-name="ce13" table:formula="of:=IF([.A18]&lt;&gt;&quot;&quot;;MID([.A18];4;3);0)" office:value-type="float" office:value="0">
            <text:p>0</text:p>
          </table:table-cell>
          <table:table-cell table:style-name="ce13" table:formula="of:=IF([.A18]&lt;&gt;&quot;&quot;;MID([.A18];8;2);0)" office:value-type="float" office:value="0">
            <text:p>0</text:p>
          </table:table-cell>
          <table:table-cell table:style-name="ce26" table:formula="of:=IF([.A18]&lt;&gt;&quot;&quot;;IF(NOT(ISERROR(MATCH([.A18];[$Datenbank.A$2:.A$200000];0)));INDEX([$Datenbank.B$2:.B$200000];MATCH([.A18];[$Datenbank.A$2:.A$200000];0));&quot;&quot;);&quot;-&quot;)" office:value-type="string" office:string-value="-">
            <text:p>-</text:p>
          </table:table-cell>
          <table:table-cell table:style-name="ce29" table:formula="of:=IF([.A18]&lt;&gt;&quot;&quot;;(IF(NOT(ISERROR(MATCH([.A18];[$Datenbank.A$2:.A$200000];0)));INDEX([$Datenbank.D$2:.D$200000];MATCH([.A18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19]&lt;&gt;&quot;&quot;;MID([.A19];1;2);0)" office:value-type="float" office:value="0">
            <text:p>0</text:p>
          </table:table-cell>
          <table:table-cell table:style-name="ce13" table:formula="of:=IF([.A19]&lt;&gt;&quot;&quot;;MID([.A19];4;3);0)" office:value-type="float" office:value="0">
            <text:p>0</text:p>
          </table:table-cell>
          <table:table-cell table:style-name="ce13" table:formula="of:=IF([.A19]&lt;&gt;&quot;&quot;;MID([.A19];8;2);0)" office:value-type="float" office:value="0">
            <text:p>0</text:p>
          </table:table-cell>
          <table:table-cell table:style-name="ce26" table:formula="of:=IF([.A19]&lt;&gt;&quot;&quot;;IF(NOT(ISERROR(MATCH([.A19];[$Datenbank.A$2:.A$200000];0)));INDEX([$Datenbank.B$2:.B$200000];MATCH([.A19];[$Datenbank.A$2:.A$200000];0));&quot;&quot;);&quot;-&quot;)" office:value-type="string" office:string-value="-">
            <text:p>-</text:p>
          </table:table-cell>
          <table:table-cell table:style-name="ce29" table:formula="of:=IF([.A19]&lt;&gt;&quot;&quot;;(IF(NOT(ISERROR(MATCH([.A19];[$Datenbank.A$2:.A$200000];0)));INDEX([$Datenbank.D$2:.D$200000];MATCH([.A19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20]&lt;&gt;&quot;&quot;;MID([.A20];1;2);0)" office:value-type="float" office:value="0">
            <text:p>0</text:p>
          </table:table-cell>
          <table:table-cell table:style-name="ce13" table:formula="of:=IF([.A20]&lt;&gt;&quot;&quot;;MID([.A20];4;3);0)" office:value-type="float" office:value="0">
            <text:p>0</text:p>
          </table:table-cell>
          <table:table-cell table:style-name="ce13" table:formula="of:=IF([.A20]&lt;&gt;&quot;&quot;;MID([.A20];8;2);0)" office:value-type="float" office:value="0">
            <text:p>0</text:p>
          </table:table-cell>
          <table:table-cell table:style-name="ce26" table:formula="of:=IF([.A20]&lt;&gt;&quot;&quot;;IF(NOT(ISERROR(MATCH([.A20];[$Datenbank.A$2:.A$200000];0)));INDEX([$Datenbank.B$2:.B$200000];MATCH([.A20];[$Datenbank.A$2:.A$200000];0));&quot;&quot;);&quot;-&quot;)" office:value-type="string" office:string-value="-">
            <text:p>-</text:p>
          </table:table-cell>
          <table:table-cell table:style-name="ce29" table:formula="of:=IF([.A20]&lt;&gt;&quot;&quot;;(IF(NOT(ISERROR(MATCH([.A20];[$Datenbank.A$2:.A$200000];0)));INDEX([$Datenbank.D$2:.D$200000];MATCH([.A20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21]&lt;&gt;&quot;&quot;;MID([.A21];1;2);0)" office:value-type="float" office:value="0">
            <text:p>0</text:p>
          </table:table-cell>
          <table:table-cell table:style-name="ce13" table:formula="of:=IF([.A21]&lt;&gt;&quot;&quot;;MID([.A21];4;3);0)" office:value-type="float" office:value="0">
            <text:p>0</text:p>
          </table:table-cell>
          <table:table-cell table:style-name="ce13" table:formula="of:=IF([.A21]&lt;&gt;&quot;&quot;;MID([.A21];8;2);0)" office:value-type="float" office:value="0">
            <text:p>0</text:p>
          </table:table-cell>
          <table:table-cell table:style-name="ce26" table:formula="of:=IF([.A21]&lt;&gt;&quot;&quot;;IF(NOT(ISERROR(MATCH([.A21];[$Datenbank.A$2:.A$200000];0)));INDEX([$Datenbank.B$2:.B$200000];MATCH([.A21];[$Datenbank.A$2:.A$200000];0));&quot;&quot;);&quot;-&quot;)" office:value-type="string" office:string-value="-">
            <text:p>-</text:p>
          </table:table-cell>
          <table:table-cell table:style-name="ce29" table:formula="of:=IF([.A21]&lt;&gt;&quot;&quot;;(IF(NOT(ISERROR(MATCH([.A21];[$Datenbank.A$2:.A$200000];0)));INDEX([$Datenbank.D$2:.D$200000];MATCH([.A21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22]&lt;&gt;&quot;&quot;;MID([.A22];1;2);0)" office:value-type="float" office:value="0">
            <text:p>0</text:p>
          </table:table-cell>
          <table:table-cell table:style-name="ce13" table:formula="of:=IF([.A22]&lt;&gt;&quot;&quot;;MID([.A22];4;3);0)" office:value-type="float" office:value="0">
            <text:p>0</text:p>
          </table:table-cell>
          <table:table-cell table:style-name="ce13" table:formula="of:=IF([.A22]&lt;&gt;&quot;&quot;;MID([.A22];8;2);0)" office:value-type="float" office:value="0">
            <text:p>0</text:p>
          </table:table-cell>
          <table:table-cell table:style-name="ce26" table:formula="of:=IF([.A22]&lt;&gt;&quot;&quot;;IF(NOT(ISERROR(MATCH([.A22];[$Datenbank.A$2:.A$200000];0)));INDEX([$Datenbank.B$2:.B$200000];MATCH([.A22];[$Datenbank.A$2:.A$200000];0));&quot;&quot;);&quot;-&quot;)" office:value-type="string" office:string-value="-">
            <text:p>-</text:p>
          </table:table-cell>
          <table:table-cell table:style-name="ce29" table:formula="of:=IF([.A22]&lt;&gt;&quot;&quot;;(IF(NOT(ISERROR(MATCH([.A22];[$Datenbank.A$2:.A$200000];0)));INDEX([$Datenbank.D$2:.D$200000];MATCH([.A22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23]&lt;&gt;&quot;&quot;;MID([.A23];1;2);0)" office:value-type="float" office:value="0">
            <text:p>0</text:p>
          </table:table-cell>
          <table:table-cell table:style-name="ce13" table:formula="of:=IF([.A23]&lt;&gt;&quot;&quot;;MID([.A23];4;3);0)" office:value-type="float" office:value="0">
            <text:p>0</text:p>
          </table:table-cell>
          <table:table-cell table:style-name="ce13" table:formula="of:=IF([.A23]&lt;&gt;&quot;&quot;;MID([.A23];8;2);0)" office:value-type="float" office:value="0">
            <text:p>0</text:p>
          </table:table-cell>
          <table:table-cell table:style-name="ce26" table:formula="of:=IF([.A23]&lt;&gt;&quot;&quot;;IF(NOT(ISERROR(MATCH([.A23];[$Datenbank.A$2:.A$200000];0)));INDEX([$Datenbank.B$2:.B$200000];MATCH([.A23];[$Datenbank.A$2:.A$200000];0));&quot;&quot;);&quot;-&quot;)" office:value-type="string" office:string-value="-">
            <text:p>-</text:p>
          </table:table-cell>
          <table:table-cell table:style-name="ce29" table:formula="of:=IF([.A23]&lt;&gt;&quot;&quot;;(IF(NOT(ISERROR(MATCH([.A23];[$Datenbank.A$2:.A$200000];0)));INDEX([$Datenbank.D$2:.D$200000];MATCH([.A23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24]&lt;&gt;&quot;&quot;;MID([.A24];1;2);0)" office:value-type="float" office:value="0">
            <text:p>0</text:p>
          </table:table-cell>
          <table:table-cell table:style-name="ce13" table:formula="of:=IF([.A24]&lt;&gt;&quot;&quot;;MID([.A24];4;3);0)" office:value-type="float" office:value="0">
            <text:p>0</text:p>
          </table:table-cell>
          <table:table-cell table:style-name="ce13" table:formula="of:=IF([.A24]&lt;&gt;&quot;&quot;;MID([.A24];8;2);0)" office:value-type="float" office:value="0">
            <text:p>0</text:p>
          </table:table-cell>
          <table:table-cell table:style-name="ce26" table:formula="of:=IF([.A24]&lt;&gt;&quot;&quot;;IF(NOT(ISERROR(MATCH([.A24];[$Datenbank.A$2:.A$200000];0)));INDEX([$Datenbank.B$2:.B$200000];MATCH([.A24];[$Datenbank.A$2:.A$200000];0));&quot;&quot;);&quot;-&quot;)" office:value-type="string" office:string-value="-">
            <text:p>-</text:p>
          </table:table-cell>
          <table:table-cell table:style-name="ce29" table:formula="of:=IF([.A24]&lt;&gt;&quot;&quot;;(IF(NOT(ISERROR(MATCH([.A24];[$Datenbank.A$2:.A$200000];0)));INDEX([$Datenbank.D$2:.D$200000];MATCH([.A24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25]&lt;&gt;&quot;&quot;;MID([.A25];1;2);0)" office:value-type="float" office:value="0">
            <text:p>0</text:p>
          </table:table-cell>
          <table:table-cell table:style-name="ce13" table:formula="of:=IF([.A25]&lt;&gt;&quot;&quot;;MID([.A25];4;3);0)" office:value-type="float" office:value="0">
            <text:p>0</text:p>
          </table:table-cell>
          <table:table-cell table:style-name="ce13" table:formula="of:=IF([.A25]&lt;&gt;&quot;&quot;;MID([.A25];8;2);0)" office:value-type="float" office:value="0">
            <text:p>0</text:p>
          </table:table-cell>
          <table:table-cell table:style-name="ce26" table:formula="of:=IF([.A25]&lt;&gt;&quot;&quot;;IF(NOT(ISERROR(MATCH([.A25];[$Datenbank.A$2:.A$200000];0)));INDEX([$Datenbank.B$2:.B$200000];MATCH([.A25];[$Datenbank.A$2:.A$200000];0));&quot;&quot;);&quot;-&quot;)" office:value-type="string" office:string-value="-">
            <text:p>-</text:p>
          </table:table-cell>
          <table:table-cell table:style-name="ce29" table:formula="of:=IF([.A25]&lt;&gt;&quot;&quot;;(IF(NOT(ISERROR(MATCH([.A25];[$Datenbank.A$2:.A$200000];0)));INDEX([$Datenbank.D$2:.D$200000];MATCH([.A25];[$Datenbank.A$2:.A$200000];0));&quot;&quot;));&quot;0,00&quot;)" office:value-type="string" office:string-value="0,00">
            <text:p>0,00</text:p>
          </table:table-cell>
          <table:table-cell table:number-columns-repeated="2"/>
          <table:table-cell table:style-name="ce34" office:value-type="string">
            <text:p>Kasse Anfang:</text:p>
          </table:table-cell>
          <table:table-cell table:style-name="ce40"/>
        </table:table-row>
        <table:table-row table:style-name="ro5">
          <table:table-cell table:style-name="ce5"/>
          <table:table-cell table:style-name="ce13" table:formula="of:=IF([.A26]&lt;&gt;&quot;&quot;;MID([.A26];1;2);0)" office:value-type="float" office:value="0">
            <text:p>0</text:p>
          </table:table-cell>
          <table:table-cell table:style-name="ce13" table:formula="of:=IF([.A26]&lt;&gt;&quot;&quot;;MID([.A26];4;3);0)" office:value-type="float" office:value="0">
            <text:p>0</text:p>
          </table:table-cell>
          <table:table-cell table:style-name="ce13" table:formula="of:=IF([.A26]&lt;&gt;&quot;&quot;;MID([.A26];8;2);0)" office:value-type="float" office:value="0">
            <text:p>0</text:p>
          </table:table-cell>
          <table:table-cell table:style-name="ce26" table:formula="of:=IF([.A26]&lt;&gt;&quot;&quot;;IF(NOT(ISERROR(MATCH([.A26];[$Datenbank.A$2:.A$200000];0)));INDEX([$Datenbank.B$2:.B$200000];MATCH([.A26];[$Datenbank.A$2:.A$200000];0));&quot;&quot;);&quot;-&quot;)" office:value-type="string" office:string-value="-">
            <text:p>-</text:p>
          </table:table-cell>
          <table:table-cell table:style-name="ce29" table:formula="of:=IF([.A26]&lt;&gt;&quot;&quot;;(IF(NOT(ISERROR(MATCH([.A26];[$Datenbank.A$2:.A$200000];0)));INDEX([$Datenbank.D$2:.D$200000];MATCH([.A26];[$Datenbank.A$2:.A$200000];0));&quot;&quot;));&quot;0,00&quot;)" office:value-type="string" office:string-value="0,00">
            <text:p>0,00</text:p>
          </table:table-cell>
          <table:table-cell table:number-columns-repeated="2"/>
          <table:table-cell table:style-name="ce35" office:value-type="string">
            <text:p>Summe Bons:</text:p>
          </table:table-cell>
          <table:table-cell table:style-name="ce41" office:value-type="float" office:value="0">
            <text:p>0,00</text:p>
          </table:table-cell>
        </table:table-row>
        <table:table-row table:style-name="ro5">
          <table:table-cell table:style-name="ce5"/>
          <table:table-cell table:style-name="ce13" table:formula="of:=IF([.A27]&lt;&gt;&quot;&quot;;MID([.A27];1;2);0)" office:value-type="float" office:value="0">
            <text:p>0</text:p>
          </table:table-cell>
          <table:table-cell table:style-name="ce13" table:formula="of:=IF([.A27]&lt;&gt;&quot;&quot;;MID([.A27];4;3);0)" office:value-type="float" office:value="0">
            <text:p>0</text:p>
          </table:table-cell>
          <table:table-cell table:style-name="ce13" table:formula="of:=IF([.A27]&lt;&gt;&quot;&quot;;MID([.A27];8;2);0)" office:value-type="float" office:value="0">
            <text:p>0</text:p>
          </table:table-cell>
          <table:table-cell table:style-name="ce26" table:formula="of:=IF([.A27]&lt;&gt;&quot;&quot;;IF(NOT(ISERROR(MATCH([.A27];[$Datenbank.A$2:.A$200000];0)));INDEX([$Datenbank.B$2:.B$200000];MATCH([.A27];[$Datenbank.A$2:.A$200000];0));&quot;&quot;);&quot;-&quot;)" office:value-type="string" office:string-value="-">
            <text:p>-</text:p>
          </table:table-cell>
          <table:table-cell table:style-name="ce29" table:formula="of:=IF([.A27]&lt;&gt;&quot;&quot;;(IF(NOT(ISERROR(MATCH([.A27];[$Datenbank.A$2:.A$200000];0)));INDEX([$Datenbank.D$2:.D$200000];MATCH([.A27];[$Datenbank.A$2:.A$200000];0));&quot;&quot;));&quot;0,00&quot;)" office:value-type="string" office:string-value="0,00">
            <text:p>0,00</text:p>
          </table:table-cell>
          <table:table-cell table:number-columns-repeated="2"/>
          <table:table-cell table:style-name="ce36" office:value-type="string">
            <text:p>Kasse Soll:</text:p>
          </table:table-cell>
          <table:table-cell table:style-name="ce41" table:formula="of:=[.J26]+[.J25]" office:value-type="float" office:value="0">
            <text:p>0,00</text:p>
          </table:table-cell>
        </table:table-row>
        <table:table-row table:style-name="ro5">
          <table:table-cell table:style-name="ce5"/>
          <table:table-cell table:style-name="ce13" table:formula="of:=IF([.A28]&lt;&gt;&quot;&quot;;MID([.A28];1;2);0)" office:value-type="float" office:value="0">
            <text:p>0</text:p>
          </table:table-cell>
          <table:table-cell table:style-name="ce13" table:formula="of:=IF([.A28]&lt;&gt;&quot;&quot;;MID([.A28];4;3);0)" office:value-type="float" office:value="0">
            <text:p>0</text:p>
          </table:table-cell>
          <table:table-cell table:style-name="ce13" table:formula="of:=IF([.A28]&lt;&gt;&quot;&quot;;MID([.A28];8;2);0)" office:value-type="float" office:value="0">
            <text:p>0</text:p>
          </table:table-cell>
          <table:table-cell table:style-name="ce26" table:formula="of:=IF([.A28]&lt;&gt;&quot;&quot;;IF(NOT(ISERROR(MATCH([.A28];[$Datenbank.A$2:.A$200000];0)));INDEX([$Datenbank.B$2:.B$200000];MATCH([.A28];[$Datenbank.A$2:.A$200000];0));&quot;&quot;);&quot;-&quot;)" office:value-type="string" office:string-value="-">
            <text:p>-</text:p>
          </table:table-cell>
          <table:table-cell table:style-name="ce29" table:formula="of:=IF([.A28]&lt;&gt;&quot;&quot;;(IF(NOT(ISERROR(MATCH([.A28];[$Datenbank.A$2:.A$200000];0)));INDEX([$Datenbank.D$2:.D$200000];MATCH([.A28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29]&lt;&gt;&quot;&quot;;MID([.A29];1;2);0)" office:value-type="float" office:value="0">
            <text:p>0</text:p>
          </table:table-cell>
          <table:table-cell table:style-name="ce13" table:formula="of:=IF([.A29]&lt;&gt;&quot;&quot;;MID([.A29];4;3);0)" office:value-type="float" office:value="0">
            <text:p>0</text:p>
          </table:table-cell>
          <table:table-cell table:style-name="ce13" table:formula="of:=IF([.A29]&lt;&gt;&quot;&quot;;MID([.A29];8;2);0)" office:value-type="float" office:value="0">
            <text:p>0</text:p>
          </table:table-cell>
          <table:table-cell table:style-name="ce26" table:formula="of:=IF([.A29]&lt;&gt;&quot;&quot;;IF(NOT(ISERROR(MATCH([.A29];[$Datenbank.A$2:.A$200000];0)));INDEX([$Datenbank.B$2:.B$200000];MATCH([.A29];[$Datenbank.A$2:.A$200000];0));&quot;&quot;);&quot;-&quot;)" office:value-type="string" office:string-value="-">
            <text:p>-</text:p>
          </table:table-cell>
          <table:table-cell table:style-name="ce29" table:formula="of:=IF([.A29]&lt;&gt;&quot;&quot;;(IF(NOT(ISERROR(MATCH([.A29];[$Datenbank.A$2:.A$200000];0)));INDEX([$Datenbank.D$2:.D$200000];MATCH([.A29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30]&lt;&gt;&quot;&quot;;MID([.A30];1;2);0)" office:value-type="float" office:value="0">
            <text:p>0</text:p>
          </table:table-cell>
          <table:table-cell table:style-name="ce13" table:formula="of:=IF([.A30]&lt;&gt;&quot;&quot;;MID([.A30];4;3);0)" office:value-type="float" office:value="0">
            <text:p>0</text:p>
          </table:table-cell>
          <table:table-cell table:style-name="ce13" table:formula="of:=IF([.A30]&lt;&gt;&quot;&quot;;MID([.A30];8;2);0)" office:value-type="float" office:value="0">
            <text:p>0</text:p>
          </table:table-cell>
          <table:table-cell table:style-name="ce26" table:formula="of:=IF([.A30]&lt;&gt;&quot;&quot;;IF(NOT(ISERROR(MATCH([.A30];[$Datenbank.A$2:.A$200000];0)));INDEX([$Datenbank.B$2:.B$200000];MATCH([.A30];[$Datenbank.A$2:.A$200000];0));&quot;&quot;);&quot;-&quot;)" office:value-type="string" office:string-value="-">
            <text:p>-</text:p>
          </table:table-cell>
          <table:table-cell table:style-name="ce29" table:formula="of:=IF([.A30]&lt;&gt;&quot;&quot;;(IF(NOT(ISERROR(MATCH([.A30];[$Datenbank.A$2:.A$200000];0)));INDEX([$Datenbank.D$2:.D$200000];MATCH([.A30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31]&lt;&gt;&quot;&quot;;MID([.A31];1;2);0)" office:value-type="float" office:value="0">
            <text:p>0</text:p>
          </table:table-cell>
          <table:table-cell table:style-name="ce13" table:formula="of:=IF([.A31]&lt;&gt;&quot;&quot;;MID([.A31];4;3);0)" office:value-type="float" office:value="0">
            <text:p>0</text:p>
          </table:table-cell>
          <table:table-cell table:style-name="ce13" table:formula="of:=IF([.A31]&lt;&gt;&quot;&quot;;MID([.A31];8;2);0)" office:value-type="float" office:value="0">
            <text:p>0</text:p>
          </table:table-cell>
          <table:table-cell table:style-name="ce26" table:formula="of:=IF([.A31]&lt;&gt;&quot;&quot;;IF(NOT(ISERROR(MATCH([.A31];[$Datenbank.A$2:.A$200000];0)));INDEX([$Datenbank.B$2:.B$200000];MATCH([.A31];[$Datenbank.A$2:.A$200000];0));&quot;&quot;);&quot;-&quot;)" office:value-type="string" office:string-value="-">
            <text:p>-</text:p>
          </table:table-cell>
          <table:table-cell table:style-name="ce29" table:formula="of:=IF([.A31]&lt;&gt;&quot;&quot;;(IF(NOT(ISERROR(MATCH([.A31];[$Datenbank.A$2:.A$200000];0)));INDEX([$Datenbank.D$2:.D$200000];MATCH([.A31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32]&lt;&gt;&quot;&quot;;MID([.A32];1;2);0)" office:value-type="float" office:value="0">
            <text:p>0</text:p>
          </table:table-cell>
          <table:table-cell table:style-name="ce13" table:formula="of:=IF([.A32]&lt;&gt;&quot;&quot;;MID([.A32];4;3);0)" office:value-type="float" office:value="0">
            <text:p>0</text:p>
          </table:table-cell>
          <table:table-cell table:style-name="ce13" table:formula="of:=IF([.A32]&lt;&gt;&quot;&quot;;MID([.A32];8;2);0)" office:value-type="float" office:value="0">
            <text:p>0</text:p>
          </table:table-cell>
          <table:table-cell table:style-name="ce26" table:formula="of:=IF([.A32]&lt;&gt;&quot;&quot;;IF(NOT(ISERROR(MATCH([.A32];[$Datenbank.A$2:.A$200000];0)));INDEX([$Datenbank.B$2:.B$200000];MATCH([.A32];[$Datenbank.A$2:.A$200000];0));&quot;&quot;);&quot;-&quot;)" office:value-type="string" office:string-value="-">
            <text:p>-</text:p>
          </table:table-cell>
          <table:table-cell table:style-name="ce29" table:formula="of:=IF([.A32]&lt;&gt;&quot;&quot;;(IF(NOT(ISERROR(MATCH([.A32];[$Datenbank.A$2:.A$200000];0)));INDEX([$Datenbank.D$2:.D$200000];MATCH([.A32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33]&lt;&gt;&quot;&quot;;MID([.A33];1;2);0)" office:value-type="float" office:value="0">
            <text:p>0</text:p>
          </table:table-cell>
          <table:table-cell table:style-name="ce13" table:formula="of:=IF([.A33]&lt;&gt;&quot;&quot;;MID([.A33];4;3);0)" office:value-type="float" office:value="0">
            <text:p>0</text:p>
          </table:table-cell>
          <table:table-cell table:style-name="ce13" table:formula="of:=IF([.A33]&lt;&gt;&quot;&quot;;MID([.A33];8;2);0)" office:value-type="float" office:value="0">
            <text:p>0</text:p>
          </table:table-cell>
          <table:table-cell table:style-name="ce26" table:formula="of:=IF([.A33]&lt;&gt;&quot;&quot;;IF(NOT(ISERROR(MATCH([.A33];[$Datenbank.A$2:.A$200000];0)));INDEX([$Datenbank.B$2:.B$200000];MATCH([.A33];[$Datenbank.A$2:.A$200000];0));&quot;&quot;);&quot;-&quot;)" office:value-type="string" office:string-value="-">
            <text:p>-</text:p>
          </table:table-cell>
          <table:table-cell table:style-name="ce29" table:formula="of:=IF([.A33]&lt;&gt;&quot;&quot;;(IF(NOT(ISERROR(MATCH([.A33];[$Datenbank.A$2:.A$200000];0)));INDEX([$Datenbank.D$2:.D$200000];MATCH([.A33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34]&lt;&gt;&quot;&quot;;MID([.A34];1;2);0)" office:value-type="float" office:value="0">
            <text:p>0</text:p>
          </table:table-cell>
          <table:table-cell table:style-name="ce13" table:formula="of:=IF([.A34]&lt;&gt;&quot;&quot;;MID([.A34];4;3);0)" office:value-type="float" office:value="0">
            <text:p>0</text:p>
          </table:table-cell>
          <table:table-cell table:style-name="ce13" table:formula="of:=IF([.A34]&lt;&gt;&quot;&quot;;MID([.A34];8;2);0)" office:value-type="float" office:value="0">
            <text:p>0</text:p>
          </table:table-cell>
          <table:table-cell table:style-name="ce26" table:formula="of:=IF([.A34]&lt;&gt;&quot;&quot;;IF(NOT(ISERROR(MATCH([.A34];[$Datenbank.A$2:.A$200000];0)));INDEX([$Datenbank.B$2:.B$200000];MATCH([.A34];[$Datenbank.A$2:.A$200000];0));&quot;&quot;);&quot;-&quot;)" office:value-type="string" office:string-value="-">
            <text:p>-</text:p>
          </table:table-cell>
          <table:table-cell table:style-name="ce29" table:formula="of:=IF([.A34]&lt;&gt;&quot;&quot;;(IF(NOT(ISERROR(MATCH([.A34];[$Datenbank.A$2:.A$200000];0)));INDEX([$Datenbank.D$2:.D$200000];MATCH([.A34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35]&lt;&gt;&quot;&quot;;MID([.A35];1;2);0)" office:value-type="float" office:value="0">
            <text:p>0</text:p>
          </table:table-cell>
          <table:table-cell table:style-name="ce13" table:formula="of:=IF([.A35]&lt;&gt;&quot;&quot;;MID([.A35];4;3);0)" office:value-type="float" office:value="0">
            <text:p>0</text:p>
          </table:table-cell>
          <table:table-cell table:style-name="ce13" table:formula="of:=IF([.A35]&lt;&gt;&quot;&quot;;MID([.A35];8;2);0)" office:value-type="float" office:value="0">
            <text:p>0</text:p>
          </table:table-cell>
          <table:table-cell table:style-name="ce26" table:formula="of:=IF([.A35]&lt;&gt;&quot;&quot;;IF(NOT(ISERROR(MATCH([.A35];[$Datenbank.A$2:.A$200000];0)));INDEX([$Datenbank.B$2:.B$200000];MATCH([.A35];[$Datenbank.A$2:.A$200000];0));&quot;&quot;);&quot;-&quot;)" office:value-type="string" office:string-value="-">
            <text:p>-</text:p>
          </table:table-cell>
          <table:table-cell table:style-name="ce29" table:formula="of:=IF([.A35]&lt;&gt;&quot;&quot;;(IF(NOT(ISERROR(MATCH([.A35];[$Datenbank.A$2:.A$200000];0)));INDEX([$Datenbank.D$2:.D$200000];MATCH([.A35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36]&lt;&gt;&quot;&quot;;MID([.A36];1;2);0)" office:value-type="float" office:value="0">
            <text:p>0</text:p>
          </table:table-cell>
          <table:table-cell table:style-name="ce13" table:formula="of:=IF([.A36]&lt;&gt;&quot;&quot;;MID([.A36];4;3);0)" office:value-type="float" office:value="0">
            <text:p>0</text:p>
          </table:table-cell>
          <table:table-cell table:style-name="ce13" table:formula="of:=IF([.A36]&lt;&gt;&quot;&quot;;MID([.A36];8;2);0)" office:value-type="float" office:value="0">
            <text:p>0</text:p>
          </table:table-cell>
          <table:table-cell table:style-name="ce26" table:formula="of:=IF([.A36]&lt;&gt;&quot;&quot;;IF(NOT(ISERROR(MATCH([.A36];[$Datenbank.A$2:.A$200000];0)));INDEX([$Datenbank.B$2:.B$200000];MATCH([.A36];[$Datenbank.A$2:.A$200000];0));&quot;&quot;);&quot;-&quot;)" office:value-type="string" office:string-value="-">
            <text:p>-</text:p>
          </table:table-cell>
          <table:table-cell table:style-name="ce29" table:formula="of:=IF([.A36]&lt;&gt;&quot;&quot;;(IF(NOT(ISERROR(MATCH([.A36];[$Datenbank.A$2:.A$200000];0)));INDEX([$Datenbank.D$2:.D$200000];MATCH([.A36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37]&lt;&gt;&quot;&quot;;MID([.A37];1;2);0)" office:value-type="float" office:value="0">
            <text:p>0</text:p>
          </table:table-cell>
          <table:table-cell table:style-name="ce13" table:formula="of:=IF([.A37]&lt;&gt;&quot;&quot;;MID([.A37];4;3);0)" office:value-type="float" office:value="0">
            <text:p>0</text:p>
          </table:table-cell>
          <table:table-cell table:style-name="ce13" table:formula="of:=IF([.A37]&lt;&gt;&quot;&quot;;MID([.A37];8;2);0)" office:value-type="float" office:value="0">
            <text:p>0</text:p>
          </table:table-cell>
          <table:table-cell table:style-name="ce26" table:formula="of:=IF([.A37]&lt;&gt;&quot;&quot;;IF(NOT(ISERROR(MATCH([.A37];[$Datenbank.A$2:.A$200000];0)));INDEX([$Datenbank.B$2:.B$200000];MATCH([.A37];[$Datenbank.A$2:.A$200000];0));&quot;&quot;);&quot;-&quot;)" office:value-type="string" office:string-value="-">
            <text:p>-</text:p>
          </table:table-cell>
          <table:table-cell table:style-name="ce29" table:formula="of:=IF([.A37]&lt;&gt;&quot;&quot;;(IF(NOT(ISERROR(MATCH([.A37];[$Datenbank.A$2:.A$200000];0)));INDEX([$Datenbank.D$2:.D$200000];MATCH([.A37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38]&lt;&gt;&quot;&quot;;MID([.A38];1;2);0)" office:value-type="float" office:value="0">
            <text:p>0</text:p>
          </table:table-cell>
          <table:table-cell table:style-name="ce13" table:formula="of:=IF([.A38]&lt;&gt;&quot;&quot;;MID([.A38];4;3);0)" office:value-type="float" office:value="0">
            <text:p>0</text:p>
          </table:table-cell>
          <table:table-cell table:style-name="ce13" table:formula="of:=IF([.A38]&lt;&gt;&quot;&quot;;MID([.A38];8;2);0)" office:value-type="float" office:value="0">
            <text:p>0</text:p>
          </table:table-cell>
          <table:table-cell table:style-name="ce26" table:formula="of:=IF([.A38]&lt;&gt;&quot;&quot;;IF(NOT(ISERROR(MATCH([.A38];[$Datenbank.A$2:.A$200000];0)));INDEX([$Datenbank.B$2:.B$200000];MATCH([.A38];[$Datenbank.A$2:.A$200000];0));&quot;&quot;);&quot;-&quot;)" office:value-type="string" office:string-value="-">
            <text:p>-</text:p>
          </table:table-cell>
          <table:table-cell table:style-name="ce29" table:formula="of:=IF([.A38]&lt;&gt;&quot;&quot;;(IF(NOT(ISERROR(MATCH([.A38];[$Datenbank.A$2:.A$200000];0)));INDEX([$Datenbank.D$2:.D$200000];MATCH([.A38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39]&lt;&gt;&quot;&quot;;MID([.A39];1;2);0)" office:value-type="float" office:value="0">
            <text:p>0</text:p>
          </table:table-cell>
          <table:table-cell table:style-name="ce13" table:formula="of:=IF([.A39]&lt;&gt;&quot;&quot;;MID([.A39];4;3);0)" office:value-type="float" office:value="0">
            <text:p>0</text:p>
          </table:table-cell>
          <table:table-cell table:style-name="ce13" table:formula="of:=IF([.A39]&lt;&gt;&quot;&quot;;MID([.A39];8;2);0)" office:value-type="float" office:value="0">
            <text:p>0</text:p>
          </table:table-cell>
          <table:table-cell table:style-name="ce26" table:formula="of:=IF([.A39]&lt;&gt;&quot;&quot;;IF(NOT(ISERROR(MATCH([.A39];[$Datenbank.A$2:.A$200000];0)));INDEX([$Datenbank.B$2:.B$200000];MATCH([.A39];[$Datenbank.A$2:.A$200000];0));&quot;&quot;);&quot;-&quot;)" office:value-type="string" office:string-value="-">
            <text:p>-</text:p>
          </table:table-cell>
          <table:table-cell table:style-name="ce29" table:formula="of:=IF([.A39]&lt;&gt;&quot;&quot;;(IF(NOT(ISERROR(MATCH([.A39];[$Datenbank.A$2:.A$200000];0)));INDEX([$Datenbank.D$2:.D$200000];MATCH([.A39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40]&lt;&gt;&quot;&quot;;MID([.A40];1;2);0)" office:value-type="float" office:value="0">
            <text:p>0</text:p>
          </table:table-cell>
          <table:table-cell table:style-name="ce13" table:formula="of:=IF([.A40]&lt;&gt;&quot;&quot;;MID([.A40];4;3);0)" office:value-type="float" office:value="0">
            <text:p>0</text:p>
          </table:table-cell>
          <table:table-cell table:style-name="ce13" table:formula="of:=IF([.A40]&lt;&gt;&quot;&quot;;MID([.A40];8;2);0)" office:value-type="float" office:value="0">
            <text:p>0</text:p>
          </table:table-cell>
          <table:table-cell table:style-name="ce26" table:formula="of:=IF([.A40]&lt;&gt;&quot;&quot;;IF(NOT(ISERROR(MATCH([.A40];[$Datenbank.A$2:.A$200000];0)));INDEX([$Datenbank.B$2:.B$200000];MATCH([.A40];[$Datenbank.A$2:.A$200000];0));&quot;&quot;);&quot;-&quot;)" office:value-type="string" office:string-value="-">
            <text:p>-</text:p>
          </table:table-cell>
          <table:table-cell table:style-name="ce29" table:formula="of:=IF([.A40]&lt;&gt;&quot;&quot;;(IF(NOT(ISERROR(MATCH([.A40];[$Datenbank.A$2:.A$200000];0)));INDEX([$Datenbank.D$2:.D$200000];MATCH([.A40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41]&lt;&gt;&quot;&quot;;MID([.A41];1;2);0)" office:value-type="float" office:value="0">
            <text:p>0</text:p>
          </table:table-cell>
          <table:table-cell table:style-name="ce13" table:formula="of:=IF([.A41]&lt;&gt;&quot;&quot;;MID([.A41];4;3);0)" office:value-type="float" office:value="0">
            <text:p>0</text:p>
          </table:table-cell>
          <table:table-cell table:style-name="ce13" table:formula="of:=IF([.A41]&lt;&gt;&quot;&quot;;MID([.A41];8;2);0)" office:value-type="float" office:value="0">
            <text:p>0</text:p>
          </table:table-cell>
          <table:table-cell table:style-name="ce26" table:formula="of:=IF([.A41]&lt;&gt;&quot;&quot;;IF(NOT(ISERROR(MATCH([.A41];[$Datenbank.A$2:.A$200000];0)));INDEX([$Datenbank.B$2:.B$200000];MATCH([.A41];[$Datenbank.A$2:.A$200000];0));&quot;&quot;);&quot;-&quot;)" office:value-type="string" office:string-value="-">
            <text:p>-</text:p>
          </table:table-cell>
          <table:table-cell table:style-name="ce29" table:formula="of:=IF([.A41]&lt;&gt;&quot;&quot;;(IF(NOT(ISERROR(MATCH([.A41];[$Datenbank.A$2:.A$200000];0)));INDEX([$Datenbank.D$2:.D$200000];MATCH([.A41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42]&lt;&gt;&quot;&quot;;MID([.A42];1;2);0)" office:value-type="float" office:value="0">
            <text:p>0</text:p>
          </table:table-cell>
          <table:table-cell table:style-name="ce13" table:formula="of:=IF([.A42]&lt;&gt;&quot;&quot;;MID([.A42];4;3);0)" office:value-type="float" office:value="0">
            <text:p>0</text:p>
          </table:table-cell>
          <table:table-cell table:style-name="ce13" table:formula="of:=IF([.A42]&lt;&gt;&quot;&quot;;MID([.A42];8;2);0)" office:value-type="float" office:value="0">
            <text:p>0</text:p>
          </table:table-cell>
          <table:table-cell table:style-name="ce26" table:formula="of:=IF([.A42]&lt;&gt;&quot;&quot;;IF(NOT(ISERROR(MATCH([.A42];[$Datenbank.A$2:.A$200000];0)));INDEX([$Datenbank.B$2:.B$200000];MATCH([.A42];[$Datenbank.A$2:.A$200000];0));&quot;&quot;);&quot;-&quot;)" office:value-type="string" office:string-value="-">
            <text:p>-</text:p>
          </table:table-cell>
          <table:table-cell table:style-name="ce29" table:formula="of:=IF([.A42]&lt;&gt;&quot;&quot;;(IF(NOT(ISERROR(MATCH([.A42];[$Datenbank.A$2:.A$200000];0)));INDEX([$Datenbank.D$2:.D$200000];MATCH([.A42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43]&lt;&gt;&quot;&quot;;MID([.A43];1;2);0)" office:value-type="float" office:value="0">
            <text:p>0</text:p>
          </table:table-cell>
          <table:table-cell table:style-name="ce13" table:formula="of:=IF([.A43]&lt;&gt;&quot;&quot;;MID([.A43];4;3);0)" office:value-type="float" office:value="0">
            <text:p>0</text:p>
          </table:table-cell>
          <table:table-cell table:style-name="ce13" table:formula="of:=IF([.A43]&lt;&gt;&quot;&quot;;MID([.A43];8;2);0)" office:value-type="float" office:value="0">
            <text:p>0</text:p>
          </table:table-cell>
          <table:table-cell table:style-name="ce26" table:formula="of:=IF([.A43]&lt;&gt;&quot;&quot;;IF(NOT(ISERROR(MATCH([.A43];[$Datenbank.A$2:.A$200000];0)));INDEX([$Datenbank.B$2:.B$200000];MATCH([.A43];[$Datenbank.A$2:.A$200000];0));&quot;&quot;);&quot;-&quot;)" office:value-type="string" office:string-value="-">
            <text:p>-</text:p>
          </table:table-cell>
          <table:table-cell table:style-name="ce29" table:formula="of:=IF([.A43]&lt;&gt;&quot;&quot;;(IF(NOT(ISERROR(MATCH([.A43];[$Datenbank.A$2:.A$200000];0)));INDEX([$Datenbank.D$2:.D$200000];MATCH([.A43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44]&lt;&gt;&quot;&quot;;MID([.A44];1;2);0)" office:value-type="float" office:value="0">
            <text:p>0</text:p>
          </table:table-cell>
          <table:table-cell table:style-name="ce13" table:formula="of:=IF([.A44]&lt;&gt;&quot;&quot;;MID([.A44];4;3);0)" office:value-type="float" office:value="0">
            <text:p>0</text:p>
          </table:table-cell>
          <table:table-cell table:style-name="ce13" table:formula="of:=IF([.A44]&lt;&gt;&quot;&quot;;MID([.A44];8;2);0)" office:value-type="float" office:value="0">
            <text:p>0</text:p>
          </table:table-cell>
          <table:table-cell table:style-name="ce26" table:formula="of:=IF([.A44]&lt;&gt;&quot;&quot;;IF(NOT(ISERROR(MATCH([.A44];[$Datenbank.A$2:.A$200000];0)));INDEX([$Datenbank.B$2:.B$200000];MATCH([.A44];[$Datenbank.A$2:.A$200000];0));&quot;&quot;);&quot;-&quot;)" office:value-type="string" office:string-value="-">
            <text:p>-</text:p>
          </table:table-cell>
          <table:table-cell table:style-name="ce29" table:formula="of:=IF([.A44]&lt;&gt;&quot;&quot;;(IF(NOT(ISERROR(MATCH([.A44];[$Datenbank.A$2:.A$200000];0)));INDEX([$Datenbank.D$2:.D$200000];MATCH([.A44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45]&lt;&gt;&quot;&quot;;MID([.A45];1;2);0)" office:value-type="float" office:value="0">
            <text:p>0</text:p>
          </table:table-cell>
          <table:table-cell table:style-name="ce13" table:formula="of:=IF([.A45]&lt;&gt;&quot;&quot;;MID([.A45];4;3);0)" office:value-type="float" office:value="0">
            <text:p>0</text:p>
          </table:table-cell>
          <table:table-cell table:style-name="ce13" table:formula="of:=IF([.A45]&lt;&gt;&quot;&quot;;MID([.A45];8;2);0)" office:value-type="float" office:value="0">
            <text:p>0</text:p>
          </table:table-cell>
          <table:table-cell table:style-name="ce26" table:formula="of:=IF([.A45]&lt;&gt;&quot;&quot;;IF(NOT(ISERROR(MATCH([.A45];[$Datenbank.A$2:.A$200000];0)));INDEX([$Datenbank.B$2:.B$200000];MATCH([.A45];[$Datenbank.A$2:.A$200000];0));&quot;&quot;);&quot;-&quot;)" office:value-type="string" office:string-value="-">
            <text:p>-</text:p>
          </table:table-cell>
          <table:table-cell table:style-name="ce29" table:formula="of:=IF([.A45]&lt;&gt;&quot;&quot;;(IF(NOT(ISERROR(MATCH([.A45];[$Datenbank.A$2:.A$200000];0)));INDEX([$Datenbank.D$2:.D$200000];MATCH([.A45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46]&lt;&gt;&quot;&quot;;MID([.A46];1;2);0)" office:value-type="float" office:value="0">
            <text:p>0</text:p>
          </table:table-cell>
          <table:table-cell table:style-name="ce13" table:formula="of:=IF([.A46]&lt;&gt;&quot;&quot;;MID([.A46];4;3);0)" office:value-type="float" office:value="0">
            <text:p>0</text:p>
          </table:table-cell>
          <table:table-cell table:style-name="ce13" table:formula="of:=IF([.A46]&lt;&gt;&quot;&quot;;MID([.A46];8;2);0)" office:value-type="float" office:value="0">
            <text:p>0</text:p>
          </table:table-cell>
          <table:table-cell table:style-name="ce26" table:formula="of:=IF([.A46]&lt;&gt;&quot;&quot;;IF(NOT(ISERROR(MATCH([.A46];[$Datenbank.A$2:.A$200000];0)));INDEX([$Datenbank.B$2:.B$200000];MATCH([.A46];[$Datenbank.A$2:.A$200000];0));&quot;&quot;);&quot;-&quot;)" office:value-type="string" office:string-value="-">
            <text:p>-</text:p>
          </table:table-cell>
          <table:table-cell table:style-name="ce29" table:formula="of:=IF([.A46]&lt;&gt;&quot;&quot;;(IF(NOT(ISERROR(MATCH([.A46];[$Datenbank.A$2:.A$200000];0)));INDEX([$Datenbank.D$2:.D$200000];MATCH([.A46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47]&lt;&gt;&quot;&quot;;MID([.A47];1;2);0)" office:value-type="float" office:value="0">
            <text:p>0</text:p>
          </table:table-cell>
          <table:table-cell table:style-name="ce13" table:formula="of:=IF([.A47]&lt;&gt;&quot;&quot;;MID([.A47];4;3);0)" office:value-type="float" office:value="0">
            <text:p>0</text:p>
          </table:table-cell>
          <table:table-cell table:style-name="ce13" table:formula="of:=IF([.A47]&lt;&gt;&quot;&quot;;MID([.A47];8;2);0)" office:value-type="float" office:value="0">
            <text:p>0</text:p>
          </table:table-cell>
          <table:table-cell table:style-name="ce26" table:formula="of:=IF([.A47]&lt;&gt;&quot;&quot;;IF(NOT(ISERROR(MATCH([.A47];[$Datenbank.A$2:.A$200000];0)));INDEX([$Datenbank.B$2:.B$200000];MATCH([.A47];[$Datenbank.A$2:.A$200000];0));&quot;&quot;);&quot;-&quot;)" office:value-type="string" office:string-value="-">
            <text:p>-</text:p>
          </table:table-cell>
          <table:table-cell table:style-name="ce29" table:formula="of:=IF([.A47]&lt;&gt;&quot;&quot;;(IF(NOT(ISERROR(MATCH([.A47];[$Datenbank.A$2:.A$200000];0)));INDEX([$Datenbank.D$2:.D$200000];MATCH([.A47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48]&lt;&gt;&quot;&quot;;MID([.A48];1;2);0)" office:value-type="float" office:value="0">
            <text:p>0</text:p>
          </table:table-cell>
          <table:table-cell table:style-name="ce13" table:formula="of:=IF([.A48]&lt;&gt;&quot;&quot;;MID([.A48];4;3);0)" office:value-type="float" office:value="0">
            <text:p>0</text:p>
          </table:table-cell>
          <table:table-cell table:style-name="ce13" table:formula="of:=IF([.A48]&lt;&gt;&quot;&quot;;MID([.A48];8;2);0)" office:value-type="float" office:value="0">
            <text:p>0</text:p>
          </table:table-cell>
          <table:table-cell table:style-name="ce26" table:formula="of:=IF([.A48]&lt;&gt;&quot;&quot;;IF(NOT(ISERROR(MATCH([.A48];[$Datenbank.A$2:.A$200000];0)));INDEX([$Datenbank.B$2:.B$200000];MATCH([.A48];[$Datenbank.A$2:.A$200000];0));&quot;&quot;);&quot;-&quot;)" office:value-type="string" office:string-value="-">
            <text:p>-</text:p>
          </table:table-cell>
          <table:table-cell table:style-name="ce29" table:formula="of:=IF([.A48]&lt;&gt;&quot;&quot;;(IF(NOT(ISERROR(MATCH([.A48];[$Datenbank.A$2:.A$200000];0)));INDEX([$Datenbank.D$2:.D$200000];MATCH([.A48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49]&lt;&gt;&quot;&quot;;MID([.A49];1;2);0)" office:value-type="float" office:value="0">
            <text:p>0</text:p>
          </table:table-cell>
          <table:table-cell table:style-name="ce13" table:formula="of:=IF([.A49]&lt;&gt;&quot;&quot;;MID([.A49];4;3);0)" office:value-type="float" office:value="0">
            <text:p>0</text:p>
          </table:table-cell>
          <table:table-cell table:style-name="ce13" table:formula="of:=IF([.A49]&lt;&gt;&quot;&quot;;MID([.A49];8;2);0)" office:value-type="float" office:value="0">
            <text:p>0</text:p>
          </table:table-cell>
          <table:table-cell table:style-name="ce26" table:formula="of:=IF([.A49]&lt;&gt;&quot;&quot;;IF(NOT(ISERROR(MATCH([.A49];[$Datenbank.A$2:.A$200000];0)));INDEX([$Datenbank.B$2:.B$200000];MATCH([.A49];[$Datenbank.A$2:.A$200000];0));&quot;&quot;);&quot;-&quot;)" office:value-type="string" office:string-value="-">
            <text:p>-</text:p>
          </table:table-cell>
          <table:table-cell table:style-name="ce29" table:formula="of:=IF([.A49]&lt;&gt;&quot;&quot;;(IF(NOT(ISERROR(MATCH([.A49];[$Datenbank.A$2:.A$200000];0)));INDEX([$Datenbank.D$2:.D$200000];MATCH([.A49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50]&lt;&gt;&quot;&quot;;MID([.A50];1;2);0)" office:value-type="float" office:value="0">
            <text:p>0</text:p>
          </table:table-cell>
          <table:table-cell table:style-name="ce13" table:formula="of:=IF([.A50]&lt;&gt;&quot;&quot;;MID([.A50];4;3);0)" office:value-type="float" office:value="0">
            <text:p>0</text:p>
          </table:table-cell>
          <table:table-cell table:style-name="ce13" table:formula="of:=IF([.A50]&lt;&gt;&quot;&quot;;MID([.A50];8;2);0)" office:value-type="float" office:value="0">
            <text:p>0</text:p>
          </table:table-cell>
          <table:table-cell table:style-name="ce26" table:formula="of:=IF([.A50]&lt;&gt;&quot;&quot;;IF(NOT(ISERROR(MATCH([.A50];[$Datenbank.A$2:.A$200000];0)));INDEX([$Datenbank.B$2:.B$200000];MATCH([.A50];[$Datenbank.A$2:.A$200000];0));&quot;&quot;);&quot;-&quot;)" office:value-type="string" office:string-value="-">
            <text:p>-</text:p>
          </table:table-cell>
          <table:table-cell table:style-name="ce29" table:formula="of:=IF([.A50]&lt;&gt;&quot;&quot;;(IF(NOT(ISERROR(MATCH([.A50];[$Datenbank.A$2:.A$200000];0)));INDEX([$Datenbank.D$2:.D$200000];MATCH([.A50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51]&lt;&gt;&quot;&quot;;MID([.A51];1;2);0)" office:value-type="float" office:value="0">
            <text:p>0</text:p>
          </table:table-cell>
          <table:table-cell table:style-name="ce13" table:formula="of:=IF([.A51]&lt;&gt;&quot;&quot;;MID([.A51];4;3);0)" office:value-type="float" office:value="0">
            <text:p>0</text:p>
          </table:table-cell>
          <table:table-cell table:style-name="ce13" table:formula="of:=IF([.A51]&lt;&gt;&quot;&quot;;MID([.A51];8;2);0)" office:value-type="float" office:value="0">
            <text:p>0</text:p>
          </table:table-cell>
          <table:table-cell table:style-name="ce26" table:formula="of:=IF([.A51]&lt;&gt;&quot;&quot;;IF(NOT(ISERROR(MATCH([.A51];[$Datenbank.A$2:.A$200000];0)));INDEX([$Datenbank.B$2:.B$200000];MATCH([.A51];[$Datenbank.A$2:.A$200000];0));&quot;&quot;);&quot;-&quot;)" office:value-type="string" office:string-value="-">
            <text:p>-</text:p>
          </table:table-cell>
          <table:table-cell table:style-name="ce29" table:formula="of:=IF([.A51]&lt;&gt;&quot;&quot;;(IF(NOT(ISERROR(MATCH([.A51];[$Datenbank.A$2:.A$200000];0)));INDEX([$Datenbank.D$2:.D$200000];MATCH([.A51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52]&lt;&gt;&quot;&quot;;MID([.A52];1;2);0)" office:value-type="float" office:value="0">
            <text:p>0</text:p>
          </table:table-cell>
          <table:table-cell table:style-name="ce13" table:formula="of:=IF([.A52]&lt;&gt;&quot;&quot;;MID([.A52];4;3);0)" office:value-type="float" office:value="0">
            <text:p>0</text:p>
          </table:table-cell>
          <table:table-cell table:style-name="ce13" table:formula="of:=IF([.A52]&lt;&gt;&quot;&quot;;MID([.A52];8;2);0)" office:value-type="float" office:value="0">
            <text:p>0</text:p>
          </table:table-cell>
          <table:table-cell table:style-name="ce26" table:formula="of:=IF([.A52]&lt;&gt;&quot;&quot;;IF(NOT(ISERROR(MATCH([.A52];[$Datenbank.A$2:.A$200000];0)));INDEX([$Datenbank.B$2:.B$200000];MATCH([.A52];[$Datenbank.A$2:.A$200000];0));&quot;&quot;);&quot;-&quot;)" office:value-type="string" office:string-value="-">
            <text:p>-</text:p>
          </table:table-cell>
          <table:table-cell table:style-name="ce29" table:formula="of:=IF([.A52]&lt;&gt;&quot;&quot;;(IF(NOT(ISERROR(MATCH([.A52];[$Datenbank.A$2:.A$200000];0)));INDEX([$Datenbank.D$2:.D$200000];MATCH([.A52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53]&lt;&gt;&quot;&quot;;MID([.A53];1;2);0)" office:value-type="float" office:value="0">
            <text:p>0</text:p>
          </table:table-cell>
          <table:table-cell table:style-name="ce13" table:formula="of:=IF([.A53]&lt;&gt;&quot;&quot;;MID([.A53];4;3);0)" office:value-type="float" office:value="0">
            <text:p>0</text:p>
          </table:table-cell>
          <table:table-cell table:style-name="ce13" table:formula="of:=IF([.A53]&lt;&gt;&quot;&quot;;MID([.A53];8;2);0)" office:value-type="float" office:value="0">
            <text:p>0</text:p>
          </table:table-cell>
          <table:table-cell table:style-name="ce26" table:formula="of:=IF([.A53]&lt;&gt;&quot;&quot;;IF(NOT(ISERROR(MATCH([.A53];[$Datenbank.A$2:.A$200000];0)));INDEX([$Datenbank.B$2:.B$200000];MATCH([.A53];[$Datenbank.A$2:.A$200000];0));&quot;&quot;);&quot;-&quot;)" office:value-type="string" office:string-value="-">
            <text:p>-</text:p>
          </table:table-cell>
          <table:table-cell table:style-name="ce29" table:formula="of:=IF([.A53]&lt;&gt;&quot;&quot;;(IF(NOT(ISERROR(MATCH([.A53];[$Datenbank.A$2:.A$200000];0)));INDEX([$Datenbank.D$2:.D$200000];MATCH([.A53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54]&lt;&gt;&quot;&quot;;MID([.A54];1;2);0)" office:value-type="float" office:value="0">
            <text:p>0</text:p>
          </table:table-cell>
          <table:table-cell table:style-name="ce13" table:formula="of:=IF([.A54]&lt;&gt;&quot;&quot;;MID([.A54];4;3);0)" office:value-type="float" office:value="0">
            <text:p>0</text:p>
          </table:table-cell>
          <table:table-cell table:style-name="ce13" table:formula="of:=IF([.A54]&lt;&gt;&quot;&quot;;MID([.A54];8;2);0)" office:value-type="float" office:value="0">
            <text:p>0</text:p>
          </table:table-cell>
          <table:table-cell table:style-name="ce26" table:formula="of:=IF([.A54]&lt;&gt;&quot;&quot;;IF(NOT(ISERROR(MATCH([.A54];[$Datenbank.A$2:.A$200000];0)));INDEX([$Datenbank.B$2:.B$200000];MATCH([.A54];[$Datenbank.A$2:.A$200000];0));&quot;&quot;);&quot;-&quot;)" office:value-type="string" office:string-value="-">
            <text:p>-</text:p>
          </table:table-cell>
          <table:table-cell table:style-name="ce29" table:formula="of:=IF([.A54]&lt;&gt;&quot;&quot;;(IF(NOT(ISERROR(MATCH([.A54];[$Datenbank.A$2:.A$200000];0)));INDEX([$Datenbank.D$2:.D$200000];MATCH([.A54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55]&lt;&gt;&quot;&quot;;MID([.A55];1;2);0)" office:value-type="float" office:value="0">
            <text:p>0</text:p>
          </table:table-cell>
          <table:table-cell table:style-name="ce13" table:formula="of:=IF([.A55]&lt;&gt;&quot;&quot;;MID([.A55];4;3);0)" office:value-type="float" office:value="0">
            <text:p>0</text:p>
          </table:table-cell>
          <table:table-cell table:style-name="ce13" table:formula="of:=IF([.A55]&lt;&gt;&quot;&quot;;MID([.A55];8;2);0)" office:value-type="float" office:value="0">
            <text:p>0</text:p>
          </table:table-cell>
          <table:table-cell table:style-name="ce26" table:formula="of:=IF([.A55]&lt;&gt;&quot;&quot;;IF(NOT(ISERROR(MATCH([.A55];[$Datenbank.A$2:.A$200000];0)));INDEX([$Datenbank.B$2:.B$200000];MATCH([.A55];[$Datenbank.A$2:.A$200000];0));&quot;&quot;);&quot;-&quot;)" office:value-type="string" office:string-value="-">
            <text:p>-</text:p>
          </table:table-cell>
          <table:table-cell table:style-name="ce29" table:formula="of:=IF([.A55]&lt;&gt;&quot;&quot;;(IF(NOT(ISERROR(MATCH([.A55];[$Datenbank.A$2:.A$200000];0)));INDEX([$Datenbank.D$2:.D$200000];MATCH([.A55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5">
          <table:table-cell table:style-name="ce5"/>
          <table:table-cell table:style-name="ce13" table:formula="of:=IF([.A56]&lt;&gt;&quot;&quot;;MID([.A56];1;2);0)" office:value-type="float" office:value="0">
            <text:p>0</text:p>
          </table:table-cell>
          <table:table-cell table:style-name="ce13" table:formula="of:=IF([.A56]&lt;&gt;&quot;&quot;;MID([.A56];4;3);0)" office:value-type="float" office:value="0">
            <text:p>0</text:p>
          </table:table-cell>
          <table:table-cell table:style-name="ce13" table:formula="of:=IF([.A56]&lt;&gt;&quot;&quot;;MID([.A56];8;2);0)" office:value-type="float" office:value="0">
            <text:p>0</text:p>
          </table:table-cell>
          <table:table-cell table:style-name="ce26" table:formula="of:=IF([.A56]&lt;&gt;&quot;&quot;;IF(NOT(ISERROR(MATCH([.A56];[$Datenbank.A$2:.A$200000];0)));INDEX([$Datenbank.B$2:.B$200000];MATCH([.A56];[$Datenbank.A$2:.A$200000];0));&quot;&quot;);&quot;-&quot;)" office:value-type="string" office:string-value="-">
            <text:p>-</text:p>
          </table:table-cell>
          <table:table-cell table:style-name="ce29" table:formula="of:=IF([.A56]&lt;&gt;&quot;&quot;;(IF(NOT(ISERROR(MATCH([.A56];[$Datenbank.A$2:.A$200000];0)));INDEX([$Datenbank.D$2:.D$200000];MATCH([.A56];[$Datenbank.A$2:.A$200000];0));&quot;&quot;));&quot;0,00&quot;)" office:value-type="string" office:string-value="0,00">
            <text:p>0,00</text:p>
          </table:table-cell>
          <table:table-cell table:number-columns-repeated="4"/>
        </table:table-row>
        <table:table-row table:style-name="ro6">
          <table:table-cell table:style-name="ce6"/>
          <table:table-cell table:style-name="ce14" table:number-columns-repeated="5"/>
          <table:table-cell table:number-columns-repeated="4"/>
        </table:table-row>
        <table:table-row table:style-name="ro1">
          <table:table-cell table:style-name="ce7"/>
          <table:table-cell table:style-name="ce15" office:value-type="string">
            <text:p>Anz:</text:p>
          </table:table-cell>
          <table:table-cell table:style-name="ce21" table:formula="of:=COUNTIF([.B7:.B56];&quot;&lt;&gt;0&quot;)" office:value-type="float" office:value="0">
            <text:p>0</text:p>
          </table:table-cell>
          <table:table-cell/>
          <table:table-cell table:style-name="ce27" office:value-type="string">
            <text:p>Summe :</text:p>
          </table:table-cell>
          <table:table-cell table:style-name="ce30" table:formula="of:=SUM([.F7:.F56])" office:value-type="float" office:value="0">
            <text:p>0,00</text:p>
          </table:table-cell>
          <table:table-cell table:number-columns-repeated="4"/>
        </table:table-row>
        <table:table-row table:style-name="ro7">
          <table:table-cell/>
          <table:table-cell table:style-name="ce16" office:value-type="string" table:number-columns-spanned="5" table:number-rows-spanned="1">
            <text:p/>
            <text:p>Privatverkauf gebrauchter Ware im Namen und Auftrag der jeweiligen Verkäufer.</text:p>
            <text:p>Keine Garantie oder Gewährleistung, keine Rücknahme.</text:p>
          </table:table-cell>
          <table:covered-table-cell table:number-columns-repeated="4"/>
          <table:table-cell table:number-columns-repeated="4"/>
        </table:table-row>
        <table:table-row table:style-name="ro1">
          <table:table-cell/>
          <table:table-cell table:style-name="ce16"/>
          <table:table-cell table:number-columns-repeated="8"/>
        </table:table-row>
        <table:table-row table:style-name="ro1">
          <table:table-cell/>
          <table:table-cell office:value-type="string">
            <text:p>.</text:p>
          </table:table-cell>
          <table:table-cell table:number-columns-repeated="8"/>
        </table:table-row>
        <table:table-row table:style-name="ro1" table:number-rows-repeated="7">
          <table:table-cell table:number-columns-repeated="10"/>
        </table:table-row>
        <table:table-row table:style-name="ro1" table:visibility="collapse">
          <table:table-cell office:value-type="string">
            <text:p>Vorlage für leere Zeile im Makro „Nächster Kunde“, nicht löschen:</text:p>
          </table:table-cell>
          <table:table-cell table:number-columns-repeated="9"/>
        </table:table-row>
        <table:table-row table:style-name="ro1" table:visibility="collapse">
          <table:table-cell table:style-name="ce5"/>
          <table:table-cell table:style-name="ce13" table:formula="of:=IF([.A70]&lt;&gt;&quot;&quot;;MID([.A70];1;3);0)" office:value-type="float" office:value="0">
            <text:p>0</text:p>
          </table:table-cell>
          <table:table-cell table:style-name="ce13" table:formula="of:=IF([.A70]&lt;&gt;&quot;&quot;;MID([.A70];4;2);0)" office:value-type="float" office:value="0">
            <text:p>0</text:p>
          </table:table-cell>
          <table:table-cell table:style-name="ce13" table:formula="of:=IF([.A70]&lt;&gt;&quot;&quot;;MID([.A70];6;3);0)" office:value-type="float" office:value="0">
            <text:p>0</text:p>
          </table:table-cell>
          <table:table-cell table:style-name="ce26" table:formula="of:=IF([.A70]&lt;&gt;&quot;&quot;;MID([.A70];14;7);&quot;-&quot;)" office:value-type="string" office:string-value="-">
            <text:p>-</text:p>
          </table:table-cell>
          <table:table-cell table:style-name="ce29" table:formula="of:=IF([.A70]&lt;&gt;&quot;&quot;;MID([.A70];9;5)/100;0)" office:value-type="float" office:value="0">
            <text:p>0,00</text:p>
          </table:table-cell>
          <table:table-cell table:number-columns-repeated="4"/>
        </table:table-row>
        <table:table-row table:style-name="ro1" table:number-rows-repeated="104850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atenbank" table:style-name="ta1" table:print="false">
        <table:table-source xlink:type="simple" xlink:href="../3-Datenbank.ods" table:table-name="Tabelle1" table:filter-name="calc8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44"/>
        <table:table-column table:style-name="co16" table:number-columns-repeated="2" table:default-cell-style-name="Default"/>
        <table:table-column table:style-name="co10" table:number-columns-repeated="1018" table:default-cell-style-name="Default"/>
        <table:table-row table:style-name="ro1">
          <table:table-cell table:style-name="ce42" office:value-type="string">
            <text:p>Artikelnr.</text:p>
          </table:table-cell>
          <table:table-cell table:style-name="ce42" office:value-type="string">
            <text:p>Bezeichnung</text:p>
          </table:table-cell>
          <table:table-cell table:style-name="ce42" office:value-type="string">
            <text:p>Größe</text:p>
          </table:table-cell>
          <table:table-cell table:style-name="ce43" office:value-type="string">
            <text:p>Preis</text:p>
          </table:table-cell>
          <table:table-cell table:style-name="ce42" office:value-type="string">
            <text:p>Verkäufer</text:p>
          </table:table-cell>
          <table:table-cell table:style-name="ce42" office:value-type="string">
            <text:p>E-Mail-Adresse</text:p>
          </table:table-cell>
          <table:table-cell table:style-name="ce42" table:number-columns-repeated="1018"/>
        </table:table-row>
        <table:table-row table:style-name="ro1">
          <table:table-cell office:value-type="string">
            <text:p>16-001-01</text:p>
          </table:table-cell>
          <table:table-cell office:value-type="string">
            <text:p>Tennisschläger</text:p>
          </table:table-cell>
          <table:table-cell office:value-type="float" office:value="68">
            <text:p>68</text:p>
          </table:table-cell>
          <table:table-cell office:value-type="float" office:value="10">
            <text:p>10,0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02</text:p>
          </table:table-cell>
          <table:table-cell office:value-type="string">
            <text:p>Nuckel teuer</text:p>
          </table:table-cell>
          <table:table-cell office:value-type="float" office:value="50">
            <text:p>50</text:p>
          </table:table-cell>
          <table:table-cell office:value-type="float" office:value="2.5">
            <text:p>2,5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03</text:p>
          </table:table-cell>
          <table:table-cell office:value-type="string">
            <text:p>Strampler</text:p>
          </table:table-cell>
          <table:table-cell office:value-type="float" office:value="62">
            <text:p>62</text:p>
          </table:table-cell>
          <table:table-cell office:value-type="float" office:value="1.5">
            <text:p>1,5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04</text:p>
          </table:table-cell>
          <table:table-cell office:value-type="string">
            <text:p>Hose</text:p>
          </table:table-cell>
          <table:table-cell office:value-type="float" office:value="50">
            <text:p>50</text:p>
          </table:table-cell>
          <table:table-cell office:value-type="float" office:value="1">
            <text:p>1,0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05</text:p>
          </table:table-cell>
          <table:table-cell office:value-type="string">
            <text:p>T Shirt</text:p>
          </table:table-cell>
          <table:table-cell office:value-type="float" office:value="50">
            <text:p>50</text:p>
          </table:table-cell>
          <table:table-cell office:value-type="float" office:value="1">
            <text:p>1,0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06</text:p>
          </table:table-cell>
          <table:table-cell office:value-type="string">
            <text:p>Latzhose</text:p>
          </table:table-cell>
          <table:table-cell office:value-type="float" office:value="50">
            <text:p>50</text:p>
          </table:table-cell>
          <table:table-cell office:value-type="float" office:value="1">
            <text:p>1,0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07</text:p>
          </table:table-cell>
          <table:table-cell office:value-type="string">
            <text:p>Pulli</text:p>
          </table:table-cell>
          <table:table-cell office:value-type="float" office:value="50">
            <text:p>50</text:p>
          </table:table-cell>
          <table:table-cell office:value-type="float" office:value="20">
            <text:p>20,0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08</text:p>
          </table:table-cell>
          <table:table-cell office:value-type="string">
            <text:p>Shirt</text:p>
          </table:table-cell>
          <table:table-cell office:value-type="float" office:value="50">
            <text:p>50</text:p>
          </table:table-cell>
          <table:table-cell office:value-type="float" office:value="0.8">
            <text:p>0,8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09</text:p>
          </table:table-cell>
          <table:table-cell office:value-type="string">
            <text:p>Auto</text:p>
          </table:table-cell>
          <table:table-cell office:value-type="float" office:value="50">
            <text:p>50</text:p>
          </table:table-cell>
          <table:table-cell office:value-type="float" office:value="10000">
            <text:p>10000,0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10</text:p>
          </table:table-cell>
          <table:table-cell office:value-type="string">
            <text:p>Puzzle</text:p>
          </table:table-cell>
          <table:table-cell office:value-type="float" office:value="50">
            <text:p>50</text:p>
          </table:table-cell>
          <table:table-cell office:value-type="float" office:value="1">
            <text:p>1,0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11</text:p>
          </table:table-cell>
          <table:table-cell office:value-type="string">
            <text:p>Puppe</text:p>
          </table:table-cell>
          <table:table-cell office:value-type="float" office:value="50">
            <text:p>50</text:p>
          </table:table-cell>
          <table:table-cell office:value-type="float" office:value="2">
            <text:p>2,0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12</text:p>
          </table:table-cell>
          <table:table-cell office:value-type="string">
            <text:p>Poloshirt Ralph Lauren Original verpackt mit Etikett zweiteilig ohne Flecken</text:p>
          </table:table-cell>
          <table:table-cell office:value-type="float" office:value="50">
            <text:p>50</text:p>
          </table:table-cell>
          <table:table-cell office:value-type="float" office:value="5">
            <text:p>5,0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13</text:p>
          </table:table-cell>
          <table:table-cell office:value-type="string">
            <text:p>Lego</text:p>
          </table:table-cell>
          <table:table-cell office:value-type="float" office:value="50">
            <text:p>50</text:p>
          </table:table-cell>
          <table:table-cell office:value-type="float" office:value="1">
            <text:p>1,0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14</text:p>
          </table:table-cell>
          <table:table-cell office:value-type="string">
            <text:p>Spiel</text:p>
          </table:table-cell>
          <table:table-cell office:value-type="float" office:value="0">
            <text:p>0</text:p>
          </table:table-cell>
          <table:table-cell office:value-type="float" office:value="4">
            <text:p>4,0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15</text:p>
          </table:table-cell>
          <table:table-cell office:value-type="string">
            <text:p>Duplo</text:p>
          </table:table-cell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16</text:p>
          </table:table-cell>
          <table:table-cell office:value-type="string">
            <text:p>Tshirt</text:p>
          </table:table-cell>
          <table:table-cell office:value-type="float" office:value="50">
            <text:p>50</text:p>
          </table:table-cell>
          <table:table-cell office:value-type="float" office:value="2">
            <text:p>2,0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17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18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19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20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21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22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23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24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25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26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27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28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29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30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31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32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33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34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35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36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37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38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39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40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41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42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43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44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45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46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47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48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49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50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01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02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03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04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05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06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07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08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09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10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11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12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13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14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15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16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17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18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19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20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21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22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23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24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25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26</text:p>
          </table:table-cell>
          <table:table-cell office:value-type="string">
            <text:p>Jeans</text:p>
          </table:table-cell>
          <table:table-cell office:value-type="float" office:value="68">
            <text:p>68</text:p>
          </table:table-cell>
          <table:table-cell office:value-type="float" office:value="4.5">
            <text:p>4,5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27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28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29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30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31</text:p>
          </table:table-cell>
          <table:table-cell office:value-type="string">
            <text:p>Spiel Schnappt Hubi</text:p>
          </table:table-cell>
          <table:table-cell office:value-type="float" office:value="50">
            <text:p>50</text:p>
          </table:table-cell>
          <table:table-cell office:value-type="float" office:value="42128">
            <text:p>42128,0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32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33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34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35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36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37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38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39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40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41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42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43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44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45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46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47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48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49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5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50</text:p>
          </table:table-cell>
          <table:table-cell office:value-type="string">
            <text:p>irgendwas</text:p>
          </table:table-cell>
          <table:table-cell office:value-type="float" office:value="74">
            <text:p>74</text:p>
          </table:table-cell>
          <table:table-cell office:value-type="float" office:value="999.99">
            <text:p>999,99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3-01</text:p>
          </table:table-cell>
          <table:table-cell office:value-type="string">
            <text:p>Tshirt rot</text:p>
          </table:table-cell>
          <table:table-cell office:value-type="float" office:value="152">
            <text:p>152</text:p>
          </table:table-cell>
          <table:table-cell office:value-type="float" office:value="45658">
            <text:p>45658,00</text:p>
          </table:table-cell>
          <table:table-cell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02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03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float" office:value="2">
            <text:p>2,00</text:p>
          </table:table-cell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04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float" office:value="3">
            <text:p>3,00</text:p>
          </table:table-cell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05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float" office:value="4">
            <text:p>4,00</text:p>
          </table:table-cell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06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float" office:value="5">
            <text:p>5,00</text:p>
          </table:table-cell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07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float" office:value="6">
            <text:p>6,00</text:p>
          </table:table-cell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08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float" office:value="7">
            <text:p>7,00</text:p>
          </table:table-cell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09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float" office:value="8">
            <text:p>8,00</text:p>
          </table:table-cell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10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float" office:value="999.99">
            <text:p>999,99</text:p>
          </table:table-cell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11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float" office:value="10">
            <text:p>10,00</text:p>
          </table:table-cell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12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13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14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15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16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17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18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19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20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21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22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23</text:p>
          </table:table-cell>
          <table:table-cell office:value-type="string">
            <text:p>allerlei</text:p>
          </table:table-cell>
          <table:table-cell office:value-type="float" office:value="0">
            <text:p>0</text:p>
          </table:table-cell>
          <table:table-cell office:value-type="float" office:value="4.5">
            <text:p>4,50</text:p>
          </table:table-cell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24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25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26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27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28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29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30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31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32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33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34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35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36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37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38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39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40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41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42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43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44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45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46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47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48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49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5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50</text:p>
          </table:table-cell>
          <table:table-cell office:value-type="string">
            <text:p>Spiel</text:p>
          </table:table-cell>
          <table:table-cell office:value-type="string">
            <text:p>sonstiges</text:p>
          </table:table-cell>
          <table:table-cell office:value-type="float" office:value="8">
            <text:p>8,00</text:p>
          </table:table-cell>
          <table:table-cell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 table:print="false">
        <office:forms form:automatic-focus="false" form:apply-design-mode="false"/>
        <table:table-column table:style-name="co10" table:default-cell-style-name="Default"/>
        <table:table-row table:style-name="ro1">
          <table:table-cell/>
        </table:table-row>
      </table:table>
      <table:table table:name="'file:///C:/Users/EH/Elli/_Apfelbaeumchen/_bazar/2016%20bazar%20test/2016%20test/0%20Ursprung.ods'#Tabelle1" table:print="false" table:style-name="ta_extref">
        <table:table-source xlink:type="simple" xlink:href="../0%20Ursprung.ods" table:table-name="Tabelle1" table:filter-name="calc8" table:mode="copy-results-only"/>
        <table:table-column/>
        <table:table-row>
          <table:table-cell table:style-name="ce1" office:value-type="string">
            <text:p>Apfelbäumchen-Bazar-Testlauf am xx.xx.20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Font A" svg:font-family="'Font A'" style:font-family-generic="swiss" style:font-pitch="variable"/>
    <style:font-face style:name="Font B" svg:font-family="'Font B'" style:font-family-generic="swiss" style:font-pitch="variable"/>
    <style:font-face style:name="Font C" svg:font-family="'Font C'" style:font-family-generic="swiss" style:font-pitch="variable"/>
    <style:font-face style:name="Font C Width X 2" svg:font-family="'Font C Width X 2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  </number:text>
    </number:number-style>
    <number:number-style style:name="N111">
      <number:text>-</number:text>
      <number:number number:decimal-places="0" number:min-integer-digits="1" number:grouping="true"/>
      <number:text>   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  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  </number:text>
    </number:number-style>
    <number:number-style style:name="N114">
      <number:text>-</number:text>
      <number:number number:decimal-places="2" number:min-integer-digits="1" number:grouping="true"/>
      <number:text>   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  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number-style style:name="N117">
      <number:scientific-number number:decimal-places="1" number:min-integer-digits="1" number:min-exponent-digits="1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€ </number:text>
    </number:number-style>
    <number:number-style style:name="N135P1" style:volatile="true">
      <number:text>-</number:text>
      <number:number number:decimal-places="2" number:min-integer-digits="1" number:grouping="true"/>
      <number:text> € </number:text>
    </number:number-style>
    <number:number-style style:name="N135P2" style:volatile="true">
      <number:text> -</number:text>
      <number:number number: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0" number:min-integer-digits="0"/>
    </number:number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.999cm" fo:page-height="29.7cm" style:num-format="1" style:print-orientation="portrait" fo:margin-top="1cm" fo:margin-bottom="1cm" fo:margin-left="0.499cm" fo:margin-right="0.499cm" style:scale-to="9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22.09.2015</text:date>, <text:time>12:32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Hofer</meta:initial-creator>
    <meta:creation-date>2015-03-10T18:05:02.44</meta:creation-date>
    <dc:date>2015-09-22T12:32:45.21</dc:date>
    <dc:creator>E H</dc:creator>
    <meta:editing-duration>PT19H57M56S</meta:editing-duration>
    <meta:editing-cycles>191</meta:editing-cycles>
    <meta:generator>OpenOffice/4.0.1$Win32 OpenOffice.org_project/401m5$Build-9714</meta:generator>
    <meta:printed-by>Alexander Hofer</meta:printed-by>
    <meta:print-date>2015-03-19T16:53:33.26</meta:print-date>
    <meta:document-statistic meta:table-count="3" meta:cell-count="1123" meta:object-count="3"/>
  </office:meta>
</office:document-meta>
</file>

<file path=Basic/Standard/BonKopie.xml><?xml version="1.0" encoding="utf-8"?>
<!DOCTYPE module  PUBLIC '-//OpenOffice.org//DTD OfficeDocument 1.0//EN'  'module.dtd'>
<script:module xmlns:script="http://openoffice.org/2000/script" script:name="BonKopie" script:language="StarBasic">REM  *****  BASIC  *****

Sub BonKopie
odoc = thisComponent
dim printProp(1) as new com.sun.star.beans.PropertyValue
printProp(0).name = "Wait"
printProp(0).Value = true
printProp(1).name = "CopyCount"
printProp(1).Value = 1
odoc.print(printProp())
End Sub
</script:module>
</file>

<file path=Basic/Standard/Neuer_Kunde.xml><?xml version="1.0" encoding="utf-8"?>
<!DOCTYPE module  PUBLIC '-//OpenOffice.org//DTD OfficeDocument 1.0//EN'  'module.dtd'>
<script:module xmlns:script="http://openoffice.org/2000/script" script:name="Neuer_Kunde" script:language="StarBasic">REM  *****  BASIC  *****

sub Neuer_Kunde

' ausgeblendete Zeilen anzeigen
    myDoc = thisComponent
	mySheet = myDoc.sheets(0)
	range = mySheet.getCellRangebyPosition(0,6,0,56)
	myrows = range.getRows()
	myrows.isVisible = true

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' "Gegeben" löschen
rem ----------------------------------------------------------------------
dim args5(0) as new com.sun.star.beans.PropertyValue
args5(0).Name = "ToPoint"
args5(0).Value = "$J$3"
dispatcher.executeDispatch(document, ".uno:GoToCell", "", 0, args5())
args5(0).Name = "Flags"
args5(0).Value = "SVDFN"
dispatcher.executeDispatch(document, ".uno:Delete", "", 0, args5())

'Bon leeren
rem ----------------------------------------------------------------------
dim args1(0) as new com.sun.star.beans.PropertyValue
args1(0).Name = "ToPoint"
args1(0).Value = "$A$70:$F$70"
dispatcher.executeDispatch(document, ".uno:GoToCell", "", 0, args1())
rem ----------------------------------------------------------------------
dispatcher.executeDispatch(document, ".uno:Copy", "", 0, Array())
rem ----------------------------------------------------------------------
dim args2(0) as new com.sun.star.beans.PropertyValue
args2(0).Name = "ToPoint"
args2(0).Value = "$A$7:$F$56"
dispatcher.executeDispatch(document, ".uno:GoToCell", "", 0, args2())
rem ----------------------------------------------------------------------
dispatcher.executeDispatch(document, ".uno:Paste", "", 0, Array())


'Gehe Zu Bonnummer
dim args3(0) as new com.sun.star.beans.PropertyValue
args3(0).Name = "ToPoint"
args3(0).Value = "$F$3"
dispatcher.executeDispatch(document, ".uno:GoToCell", "", 0, args3())


' Erhöhe Wert in Zelle "Bonnummer" um 1
oCell=ThisComponent.CurrentSelection
if oCell.Type = com.sun.star.table.CellContentType.EMPTY then 
oCell.Value=1
else
oCell.Value=oCell.Value+1
endif

rem Gehe zur ersten Eingabezelle -----------------------------------------
dim args4(0) as new com.sun.star.beans.PropertyValue
args4(0).Name = "ToPoint"
args4(0).Value = "$A$7"
dispatcher.executeDispatch(document, ".uno:GoToCell", "", 0, args4())



end sub
</script:module>
</file>

<file path=Basic/Standard/Speichern_und_Drucken.xml><?xml version="1.0" encoding="utf-8"?>
<!DOCTYPE module  PUBLIC '-//OpenOffice.org//DTD OfficeDocument 1.0//EN'  'module.dtd'>
<script:module xmlns:script="http://openoffice.org/2000/script" script:name="Speichern_und_Drucken" script:language="StarBasic">REM  *****  BASIC  *****

Sub S_save_and_print
odoc = thisComponent

' leere Zeilen ausblenden
Dim zi
With thisComponent.Sheets(0)
   For zi = 6 To 55 'zeile 7 bis 56
      If .getcellbyposition(5, zi).value = 0 Then '0=A,1=B,2=C,...
         .Rows(zi).isvisible = False
      Else
         .Rows(zi).isvisible = True
      End If
   Next
End With


rem Gehe zur ersten Eingabezelle -----------------------------------------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rem ----------------------------------------------------------------------
dim args4(0) as new com.sun.star.beans.PropertyValue
args4(0).Name = "ToPoint"
args4(0).Value = "$A$7"
dispatcher.executeDispatch(document, ".uno:GoToCell", "", 0, args4())

' Bonsumme erhöhen
oSheetSource=oDoc.sheets(0)
oCellSource= oSheetSource.getCellByPosition(9,25)  'Spalte j, Zeile 26
oCellAdd= oSheetSource.getCellByPosition(9,1)  'Spalte j, Zeile 2
oCellSource.value = oCellSource.value + oCellAdd.value


' Kopie speichern
sFolderUrl = replace(thiscomponent.url,thiscomponent.title,"")
osheet = odoc.currentcontroller.activesheet
ocell = osheet.getcellrangebyname("F3")
ocell2 = osheet.getcellrangebyname("D3")
sFileName = "K" &amp; ocell2.string &amp; "_" &amp; ocell.string &amp; ".ods"
sOutputUrl = converttourl(sFolderUrl &amp; sFileName)
dim array()
odoc.storeToURL(sOutputUrl,array)

' ausdrucken
dim printProp(1) as new com.sun.star.beans.PropertyValue
printProp(0).name = "Wait"
printProp(0).Value = true
printProp(1).name = "CopyCount"
printProp(1).Value = 1
odoc.print(printProp())

' gehe zu "Gegeben" 
dim args5(0) as new com.sun.star.beans.PropertyValue
args5(0).Name = "ToPoint"
args5(0).Value = "$J$3"
dispatcher.executeDispatch(document, ".uno:GoToCell", "", 0, args5()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peichern_und_Drucken"/>
  <library:element library:name="Neuer_Kunde"/>
  <library:element library:name="BonKopi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